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Таблица1" style:family="table">
      <style:table-properties style:width="7.255cm" fo:margin-left="0cm" table:align="left"/>
    </style:style>
    <style:style style:name="Таблица1.A" style:family="table-column">
      <style:table-column-properties style:column-width="3.627cm"/>
    </style:style>
    <style:style style:name="Таблица1.B" style:family="table-column">
      <style:table-column-properties style:column-width="3.628cm"/>
    </style:style>
    <style:style style:name="Таблица1.A1" style:family="table-cell">
      <style:table-cell-properties fo:padding-left="0.191cm" fo:padding-right="0.191cm" fo:padding-top="0cm" fo:padding-bottom="0cm" fo:border="0.018cm solid #000000"/>
    </style:style>
    <style:style style:name="Таблица1.8" style:family="table-row">
      <style:table-row-properties style:min-row-height="0.332cm" style:use-optimal-row-height="false"/>
    </style:style>
    <style:style style:name="Таблица2" style:family="table">
      <style:table-properties style:width="11.134cm" fo:margin-left="0.026cm" table:align="left"/>
    </style:style>
    <style:style style:name="Таблица2.A" style:family="table-column">
      <style:table-column-properties style:column-width="1.535cm"/>
    </style:style>
    <style:style style:name="Таблица2.B" style:family="table-column">
      <style:table-column-properties style:column-width="2.011cm"/>
    </style:style>
    <style:style style:name="Таблица2.C" style:family="table-column">
      <style:table-column-properties style:column-width="3.81cm"/>
    </style:style>
    <style:style style:name="Таблица2.D" style:family="table-column">
      <style:table-column-properties style:column-width="3.778cm"/>
    </style:style>
    <style:style style:name="Таблица2.A1" style:family="table-cell">
      <style:table-cell-properties fo:padding-left="0.191cm" fo:padding-right="0.191cm" fo:padding-top="0cm" fo:padding-bottom="0cm" fo:border="0.018cm solid #000000"/>
    </style:style>
    <style:style style:name="Таблица3" style:family="table">
      <style:table-properties style:width="7.255cm" table:align="right"/>
    </style:style>
    <style:style style:name="Таблица3.A" style:family="table-column">
      <style:table-column-properties style:column-width="3.627cm"/>
    </style:style>
    <style:style style:name="Таблица3.B" style:family="table-column">
      <style:table-column-properties style:column-width="3.628cm"/>
    </style:style>
    <style:style style:name="Таблица3.A1" style:family="table-cell">
      <style:table-cell-properties fo:padding-left="0.191cm" fo:padding-right="0.191cm" fo:padding-top="0cm" fo:padding-bottom="0cm" fo:border="0.018cm solid #000000"/>
    </style:style>
    <style:style style:name="Таблица4" style:family="table">
      <style:table-properties style:width="7.255cm" table:align="right"/>
    </style:style>
    <style:style style:name="Таблица4.A" style:family="table-column">
      <style:table-column-properties style:column-width="3.016cm"/>
    </style:style>
    <style:style style:name="Таблица4.B" style:family="table-column">
      <style:table-column-properties style:column-width="4.239cm"/>
    </style:style>
    <style:style style:name="Таблица4.A1" style:family="table-cell">
      <style:table-cell-properties fo:padding-left="0.191cm" fo:padding-right="0.191cm" fo:padding-top="0cm" fo:padding-bottom="0cm" fo:border="0.018cm solid #000000"/>
    </style:style>
    <style:style style:name="Таблица5" style:family="table">
      <style:table-properties style:width="7.255cm" table:align="right"/>
    </style:style>
    <style:style style:name="Таблица5.A" style:family="table-column">
      <style:table-column-properties style:column-width="3.627cm"/>
    </style:style>
    <style:style style:name="Таблица5.B" style:family="table-column">
      <style:table-column-properties style:column-width="3.628cm"/>
    </style:style>
    <style:style style:name="Таблица5.A1" style:family="table-cell">
      <style:table-cell-properties fo:padding-left="0.191cm" fo:padding-right="0.191cm" fo:padding-top="0cm" fo:padding-bottom="0cm" fo:border="0.018cm solid #000000"/>
    </style:style>
    <style:style style:name="Таблица6" style:family="table">
      <style:table-properties style:width="6.442cm" fo:margin-left="0cm" table:align="left"/>
    </style:style>
    <style:style style:name="Таблица6.A" style:family="table-column">
      <style:table-column-properties style:column-width="1.692cm"/>
    </style:style>
    <style:style style:name="Таблица6.B" style:family="table-column">
      <style:table-column-properties style:column-width="2.251cm"/>
    </style:style>
    <style:style style:name="Таблица6.C" style:family="table-column">
      <style:table-column-properties style:column-width="2.499cm"/>
    </style:style>
    <style:style style:name="Таблица6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Standard">
      <style:paragraph-properties fo:margin-left="-0.25cm" fo:margin-right="0cm" fo:text-align="justify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c9211e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align="justify" style:justify-single-word="false" fo:text-indent="0.614cm" style:auto-text-indent="false">
        <style:tab-stops/>
      </style:paragraph-properties>
    </style:style>
    <style:style style:name="P23" style:family="paragraph" style:parent-style-name="Standard">
      <style:paragraph-properties fo:margin-top="0cm" fo:margin-bottom="0cm" fo:line-height="100%" fo:text-align="center" style:justify-single-word="false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en" fo:country="US" style:font-size-asian="14pt" style:font-name-complex="Times New Roman"/>
    </style:style>
    <style:style style:name="P27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1" style:family="paragraph" style:parent-style-name="Standard">
      <style:paragraph-properties fo:margin-left="0.635cm" fo:margin-right="0cm" fo:text-align="justify" style:justify-single-word="false" fo:text-indent="0.75cm" style:auto-text-indent="false">
        <style:tab-stops/>
      </style:paragraph-properties>
    </style:style>
    <style:style style:name="P3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0.501cm" fo:margin-right="0cm" fo:text-align="justify" style:justify-single-word="false" fo:text-indent="0.499cm" style:auto-text-indent="false">
        <style:tab-stops/>
      </style:paragraph-properties>
    </style:style>
    <style:style style:name="P35" style:family="paragraph" style:parent-style-name="Standard">
      <style:paragraph-properties fo:margin-left="0.501cm" fo:margin-right="0cm" fo:text-align="justify" style:justify-single-word="false" fo:text-indent="0.75cm" style:auto-text-indent="false">
        <style:tab-stops/>
      </style:paragraph-properties>
    </style:style>
    <style:style style:name="P36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  <style:text-properties style:font-name="Times New Roman" fo:font-size="14pt" style:font-size-asian="14pt" style:font-name-complex="Times New Roman" style:font-size-complex="14pt"/>
    </style:style>
    <style:style style:name="P37" style:family="paragraph" style:parent-style-name="Standard">
      <style:paragraph-properties fo:margin-left="0.501cm" fo:margin-right="0cm" fo:text-align="justify" style:justify-single-word="false" fo:text-indent="0.751cm" style:auto-text-indent="false">
        <style:tab-stops/>
      </style:paragraph-properties>
    </style:style>
    <style:style style:name="P38" style:family="paragraph" style:parent-style-name="Standard">
      <style:paragraph-properties fo:text-align="justify" style:justify-single-word="false" fo:break-before="page"/>
    </style:style>
    <style:style style:name="P39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</style:style>
    <style:style style:name="P40" style:family="paragraph" style:parent-style-name="Standard">
      <style:paragraph-properties fo:margin-left="1.249cm" fo:margin-right="0cm" fo:text-align="justify" style:justify-single-word="false" fo:text-indent="0.751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1" style:family="paragraph" style:parent-style-name="Standard">
      <style:paragraph-properties fo:margin-left="1.249cm" fo:margin-right="0cm" fo:text-align="justify" style:justify-single-word="false" fo:text-indent="0.503cm" style:auto-text-indent="false">
        <style:tab-stops/>
      </style:paragraph-properties>
    </style:style>
    <style:style style:name="P42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3" style:family="paragraph" style:parent-style-name="Standard">
      <style:paragraph-properties fo:margin-left="1.249cm" fo:margin-right="0cm" fo:text-align="justify" style:justify-single-word="false" fo:text-indent="1.249cm" style:auto-text-indent="false">
        <style:tab-stops/>
      </style:paragraph-properties>
    </style:style>
    <style:style style:name="P44" style:family="paragraph" style:parent-style-name="Standard">
      <style:paragraph-properties fo:margin-left="1.251cm" fo:margin-right="0cm" fo:text-align="justify" style:justify-single-word="false" fo:text-indent="1.247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5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P46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1.884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48" style:family="paragraph" style:parent-style-name="Heading_20_1">
      <style:paragraph-properties fo:text-align="justify" style:justify-single-word="false"/>
    </style:style>
    <style:style style:name="P49" style:family="paragraph" style:parent-style-name="Heading_20_1">
      <style:paragraph-properties fo:text-align="justify" style:justify-single-word="false"/>
      <style:text-properties style:font-name="Times New Roman" style:font-name-complex="Times New Roman"/>
    </style:style>
    <style:style style:name="P50" style:family="paragraph" style:parent-style-name="Heading_20_1">
      <style:paragraph-properties fo:margin-left="0.501cm" fo:margin-right="0cm" fo:text-align="justify" style:justify-single-word="false" fo:text-indent="0cm" style:auto-text-indent="false">
        <style:tab-stops/>
      </style:paragraph-properties>
      <style:text-properties style:font-name="Times New Roman" style:font-name-complex="Times New Roman"/>
    </style:style>
    <style:style style:name="P51" style:family="paragraph" style:parent-style-name="Абзац_20_списка" style:list-style-name="WWNum4"/>
    <style:style style:name="P52" style:family="paragraph" style:parent-style-name="Абзац_20_списка" style:list-style-name="WWNum4">
      <style:text-properties style:font-name="Times New Roman" fo:font-size="18pt" style:font-size-asian="18pt" style:font-name-complex="Times New Roman" style:font-size-complex="14pt"/>
    </style:style>
    <style:style style:name="P53" style:family="paragraph" style:parent-style-name="Абзац_20_списка">
      <style:text-properties style:font-name="Times New Roman" fo:font-size="14pt" style:font-size-asian="14pt" style:font-name-complex="Times New Roman" style:font-size-complex="14pt"/>
    </style:style>
    <style:style style:name="P54" style:family="paragraph" style:parent-style-name="Абзац_20_списка" style:list-style-name="WWNum6">
      <style:text-properties style:font-name="Times New Roman" fo:font-size="14pt" style:font-size-asian="14pt" style:font-name-complex="Times New Roman" style:font-size-complex="14pt"/>
    </style:style>
    <style:style style:name="P55" style:family="paragraph" style:parent-style-name="Абзац_20_списка" style:list-style-name="WWNum11">
      <style:text-properties style:font-name="Times New Roman" fo:font-size="14pt" style:font-size-asian="14pt" style:font-name-complex="Times New Roman" style:font-size-complex="14pt"/>
    </style:style>
    <style:style style:name="P56" style:family="paragraph" style:parent-style-name="Абзац_20_списка" style:list-style-name="WWNum29">
      <style:text-properties style:font-name="Times New Roman" fo:font-size="14pt" style:font-size-asian="14pt" style:font-name-complex="Times New Roman"/>
    </style:style>
    <style:style style:name="P57" style:family="paragraph" style:parent-style-name="Абзац_20_списка" style:list-style-name="WWNum30">
      <style:text-properties style:font-name="Times New Roman" fo:font-size="14pt" style:font-size-asian="14pt" style:font-name-complex="Times New Roman"/>
    </style:style>
    <style:style style:name="P58" style:family="paragraph" style:parent-style-name="Абзац_20_списка" style:list-style-name="WWNum27">
      <style:text-properties style:font-name="Times New Roman" fo:font-size="14pt" style:font-size-asian="14pt" style:font-name-complex="Times New Roman"/>
    </style:style>
    <style:style style:name="P59" style:family="paragraph" style:parent-style-name="Абзац_20_списка" style:list-style-name="WWNum28">
      <style:text-properties style:font-name="Times New Roman" fo:font-size="14pt" style:font-size-asian="14pt" style:font-name-complex="Times New Roman"/>
    </style:style>
    <style:style style:name="P60" style:family="paragraph" style:parent-style-name="Абзац_20_списка">
      <style:text-properties style:font-name="Times New Roman" fo:font-size="14pt" fo:language="en" fo:country="US" style:font-size-asian="14pt" style:font-name-complex="Times New Roman" style:font-size-complex="14pt"/>
    </style:style>
    <style:style style:name="P61" style:family="paragraph" style:parent-style-name="Абзац_20_списка" style:list-style-name="WWNum29">
      <style:text-properties style:font-name="Times New Roman" fo:font-size="14pt" fo:language="en" fo:country="US" style:font-size-asian="14pt" style:font-name-complex="Times New Roman"/>
    </style:style>
    <style:style style:name="P62" style:family="paragraph" style:parent-style-name="Абзац_20_списка" style:list-style-name="WWNum27">
      <style:text-properties style:font-name="Times New Roman" fo:font-size="14pt" fo:language="en" fo:country="US" style:font-size-asian="14pt" style:font-name-complex="Times New Roman"/>
    </style:style>
    <style:style style:name="P63" style:family="paragraph" style:parent-style-name="Абзац_20_списка" style:list-style-name="WWNum6"/>
    <style:style style:name="P64" style:family="paragraph" style:parent-style-name="Абзац_20_списка" style:list-style-name="WWNum11"/>
    <style:style style:name="P65" style:family="paragraph" style:parent-style-name="Абзац_20_списка" style:list-style-name=""/>
    <style:style style:name="P66" style:family="paragraph" style:parent-style-name="Абзац_20_списка" style:list-style-name="WWNum24"/>
    <style:style style:name="P67" style:family="paragraph" style:parent-style-name="Абзац_20_списка" style:list-style-name="WWNum23"/>
    <style:style style:name="P68" style:family="paragraph" style:parent-style-name="Абзац_20_списка" style:list-style-name="WWNum29"/>
    <style:style style:name="P69" style:family="paragraph" style:parent-style-name="Абзац_20_списка" style:list-style-name="WWNum30"/>
    <style:style style:name="P70" style:family="paragraph" style:parent-style-name="Абзац_20_списка" style:list-style-name="WWNum27"/>
    <style:style style:name="P71" style:family="paragraph" style:parent-style-name="Абзац_20_списка" style:list-style-name="WWNum28"/>
    <style:style style:name="P72" style:family="paragraph" style:parent-style-name="Абзац_20_списка" style:list-style-name="WWNum20"/>
    <style:style style:name="P73" style:family="paragraph" style:parent-style-name="Абзац_20_списка" style:list-style-name="WWNum20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4" style:family="paragraph" style:parent-style-name="Абзац_20_списка" style:list-style-name="WWNum26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5" style:family="paragraph" style:parent-style-name="Абзац_20_списка" style:list-style-name="WWNum31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6" style:family="paragraph" style:parent-style-name="Абзац_20_списка" style:list-style-name="WWNum32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77" style:family="paragraph" style:parent-style-name="Абзац_20_списка" style:list-style-name="WWNum21"/>
    <style:style style:name="P78" style:family="paragraph" style:parent-style-name="Абзац_20_списка" style:list-style-name="WWNum26"/>
    <style:style style:name="P79" style:family="paragraph" style:parent-style-name="Абзац_20_списка" style:list-style-name="WWNum31"/>
    <style:style style:name="P80" style:family="paragraph" style:parent-style-name="Абзац_20_списка" style:list-style-name="WWNum32"/>
    <style:style style:name="P81" style:family="paragraph" style:parent-style-name="Абзац_20_списка">
      <style:paragraph-properties fo:margin-left="0.635cm" fo:margin-right="0cm" fo:text-indent="0cm" style:auto-text-indent="false">
        <style:tab-stops/>
      </style:paragraph-properties>
      <style:text-properties style:font-name="Times New Roman" fo:font-style="italic" style:font-style-asian="italic" style:font-name-complex="Times New Roman" style:font-size-complex="14pt"/>
    </style:style>
    <style:style style:name="P82" style:family="paragraph" style:parent-style-name="Абзац_20_списка" style:list-style-name="">
      <style:paragraph-properties fo:margin-left="1.397cm" fo:margin-right="0cm" fo:text-indent="0cm" style:auto-text-indent="false">
        <style:tab-stops/>
      </style:paragraph-properties>
    </style:style>
    <style:style style:name="P83" style:family="paragraph" style:parent-style-name="Абзац_20_списка" style:list-style-name="">
      <style:paragraph-properties fo:margin-left="1.27cm" fo:margin-right="0cm" fo:text-indent="0cm" style:auto-text-indent="false">
        <style:tab-stops/>
      </style:paragraph-properties>
    </style:style>
    <style:style style:name="P84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</style:style>
    <style:style style:name="P85" style:family="paragraph" style:parent-style-name="Абзац_20_списка">
      <style:paragraph-properties fo:margin-left="3.154cm" fo:margin-right="0cm" fo:text-indent="0cm" style:auto-text-indent="false">
        <style:tab-stops/>
      </style:paragraph-properties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P86" style:family="paragraph" style:parent-style-name="Heading_20_3">
      <style:paragraph-properties fo:text-align="justify" style:justify-single-word="false"/>
      <style:text-properties style:font-name="Times New Roman" fo:language="en" fo:country="US"/>
    </style:style>
    <style:style style:name="P87" style:family="paragraph" style:parent-style-name="Heading_20_3">
      <style:paragraph-properties fo:text-align="justify" style:justify-single-word="false"/>
      <style:text-properties style:font-name="Times New Roman"/>
    </style:style>
    <style:style style:name="P88" style:family="paragraph" style:parent-style-name="Heading_20_2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89" style:family="paragraph" style:parent-style-name="Heading_20_2">
      <style:paragraph-properties fo:text-align="justify" style:justify-single-word="false"/>
    </style:style>
    <style:style style:name="P90" style:family="paragraph" style:parent-style-name="Standard" style:master-page-name="MP0">
      <style:paragraph-properties fo:margin-left="-0.25cm" fo:margin-right="0cm" fo:text-align="justify" style:justify-single-word="false" fo:text-indent="0cm" style:auto-text-indent="false" style:page-number="auto" fo:break-before="page">
        <style:tab-stops/>
      </style:paragraph-properties>
      <style:text-properties style:font-name="Times New Roman" fo:font-size="18pt" style:font-size-asian="18pt" style:font-name-complex="Times New Roman" style:font-size-complex="14pt"/>
    </style:style>
    <style:style style:name="P91" style:family="paragraph" style:parent-style-name="Standard">
      <style:paragraph-properties fo:text-align="justify" style:justify-single-word="false"/>
    </style:style>
    <style:style style:name="T1" style:family="text">
      <style:text-properties style:font-name="Times New Roman" fo:font-size="18pt" style:font-size-asian="18pt" style:font-name-complex="Times New Roman" style:font-size-complex="14pt"/>
    </style:style>
    <style:style style:name="T2" style:family="text">
      <style:text-properties style:font-name="Times New Roman" fo:font-size="18pt" fo:language="en" fo:country="US" style:font-size-asian="18pt" style:font-name-complex="Times New Roman" style:font-size-complex="14pt"/>
    </style:style>
    <style:style style:name="T3" style:family="text">
      <style:text-properties style:font-name="Times New Roman" fo:language="en" fo:country="US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style:font-size-asian="14pt" style:font-name-complex="Times New Roman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"/>
    </style:style>
    <style:style style:name="T8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10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11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2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15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16" style:family="text">
      <style:text-properties style:font-name="Times New Roman" fo:font-size="14pt" fo:language="ru" fo:country="RU" fo:font-style="italic" style:font-size-asian="14pt" style:font-style-asian="italic" style:font-name-complex="Times New Roman" style:font-size-complex="14pt" style:font-style-complex="italic"/>
    </style:style>
    <style:style style:name="T17" style:family="text">
      <style:text-properties style:font-name="Times New Roman" fo:font-size="14pt" fo:language="ru" fo:country="RU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8" style:family="text"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9" style:family="text">
      <style:text-properties style:font-name="Times New Roman" fo:font-size="12pt" style:font-size-asian="12pt" style:font-name-complex="Times New Roman" style:font-size-complex="12pt"/>
    </style:style>
    <style:style style:name="T2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1" style:family="text">
      <style:text-properties fo:color="#000000" style:font-name="Times New Roman" fo:font-size="14pt" style:font-size-asian="14pt" style:font-name-complex="Times New Roman" style:font-size-complex="14pt"/>
    </style:style>
    <style:style style:name="T22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/>
    </style:style>
    <style:style style:name="T23" style:family="text">
      <style:text-properties fo:color="#0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24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25" style:family="text">
      <style:text-properties fo:color="#000000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T26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" style:font-size-complex="14pt"/>
    </style:style>
    <style:style style:name="T27" style:family="text">
      <style:text-properties fo:color="#000000" style:font-name="Times New Roman" fo:font-size="14pt" fo:language="en" fo:country="US" style:font-size-asian="14pt" style:font-name-complex="Times New Roman" style:font-size-complex="14pt"/>
    </style:style>
    <style:style style:name="T28" style:family="text"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9" style:family="text">
      <style:text-properties fo:color="#ff0000"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30" style:family="text">
      <style:text-properties fo:color="#ff0000" style:font-name="Times New Roman" fo:font-size="14pt" fo:font-weight="bold" style:font-size-asian="14pt" style:font-weight-asian="bold" style:font-name-complex="Times New Roman" style:font-size-complex="14pt"/>
    </style:style>
    <style:style style:name="T31" style:family="text">
      <style:text-properties fo:color="#ff0000" style:font-name="Times New Roman" fo:font-size="14pt" fo:font-style="italic" style:font-size-asian="14pt" style:font-style-asian="italic" style:font-name-complex="Times New Roman" style:font-size-complex="14pt"/>
    </style:style>
    <style:style style:name="T32" style:family="text">
      <style:text-properties fo:color="#ff0000"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33" style:family="text">
      <style:text-properties fo:color="#c9211e" style:font-name="Times New Roman" fo:font-size="14pt" fo:language="en" fo:country="US" style:font-size-asian="14pt" style:font-name-complex="Times New Roman" style:font-size-complex="14pt"/>
    </style:style>
    <style:style style:name="T34" style:family="text">
      <style:text-properties fo:color="#c9211e" style:font-name="Times New Roman" fo:font-size="14pt" style:font-size-asian="14pt" style:font-name-complex="Times New Roman" style:font-size-complex="14pt"/>
    </style:style>
    <style:style style:name="T35" style:family="text">
      <style:text-properties fo:color="#c9211e" style:font-name="Times New Roman" fo:font-size="14pt" fo:font-style="italic" style:font-size-asian="14pt" style:font-style-asian="italic" style:font-name-complex="Times New Roman" style:font-size-complex="14pt"/>
    </style:style>
    <style:style style:name="T36" style:family="text">
      <style:text-properties fo:color="#800000" style:font-name="Times New Roman" fo:font-size="14pt" style:font-size-asian="14pt" style:font-name-complex="Times New Roman" style:font-size-complex="14pt"/>
    </style:style>
    <style:style style:name="T37" style:family="text">
      <style:text-properties fo:color="#800000"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38" style:family="text">
      <style:text-properties fo:color="#c00000" style:font-name="Times New Roman" fo:font-size="14pt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39" style:family="text">
      <style:text-properties fo:color="#c00000" style:font-name="Times New Roman" fo:font-size="14pt" fo:language="en" fo:country="US" style:text-underline-style="wave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План развития.</text:p>
      <text:p text:style-name="P1"><text:span text:style-name="Основной_20_шрифт_20_абзаца"><text:span text:style-name="T1">Процессорное устройство </text:span></text:span><text:span text:style-name="Основной_20_шрифт_20_абзаца"><text:span text:style-name="T2">SMP</text:span></text:span><text:span text:style-name="Основной_20_шрифт_20_абзаца"><text:span text:style-name="T1">(</text:span></text:span><text:span text:style-name="Основной_20_шрифт_20_абзаца"><text:span text:style-name="T2">Simple</text:span></text:span><text:span text:style-name="Основной_20_шрифт_20_абзаца"><text:span text:style-name="T1"> </text:span></text:span><text:span text:style-name="Основной_20_шрифт_20_абзаца"><text:span text:style-name="T2">MultiProcessor</text:span></text:span><text:span text:style-name="Основной_20_шрифт_20_абзаца"><text:span text:style-name="T1">).</text:span></text:span></text:p>
      <text:list xml:id="list750953155915719027" text:style-name="WWNum4">
        <text:list-item text:start-value="1">
          <text:p text:style-name="P51"><text:span text:style-name="Основной_20_шрифт_20_абзаца"><text:span text:style-name="T1">Модель многоядерного процессора.(</text:span></text:span><text:span text:style-name="Основной_20_шрифт_20_абзаца"><text:span text:style-name="T2">Verilog</text:span></text:span><text:span text:style-name="Основной_20_шрифт_20_абзаца"><text:span text:style-name="T1">/</text:span></text:span><text:span text:style-name="Основной_20_шрифт_20_абзаца"><text:span text:style-name="T2">System</text:span></text:span><text:span text:style-name="Основной_20_шрифт_20_абзаца"><text:span text:style-name="T1"> </text:span></text:span><text:span text:style-name="Основной_20_шрифт_20_абзаца"><text:span text:style-name="T2">Verilog</text:span></text:span><text:span text:style-name="Основной_20_шрифт_20_абзаца"><text:span text:style-name="T1">)</text:span></text:span></text:p>
        </text:list-item>
        <text:list-item>
          <text:p text:style-name="P51"><text:span text:style-name="Основной_20_шрифт_20_абзаца"><text:span text:style-name="T1">Ассемблер. (</text:span></text:span><text:span text:style-name="Основной_20_шрифт_20_абзаца"><text:span text:style-name="T2">C</text:span></text:span><text:span text:style-name="Основной_20_шрифт_20_абзаца"><text:span text:style-name="T1">++)</text:span></text:span></text:p>
        </text:list-item>
        <text:list-item>
          <text:p text:style-name="P52">Компилятор с языка высокого уровня. (С++)</text:p>
        </text:list-item>
        <text:list-item>
          <text:p text:style-name="P52">Эмулятор. (С++)</text:p>
        </text:list-item>
      </text:list>
      <text:list xml:id="list7762954192307326448" text:style-name="WWNum19">
        <text:list-item text:start-value="1">
          <text:p text:style-name="P81">(В скобках указаны технологии реализации)</text:p>
        </text:list-item>
      </text:list>
      <text:h text:style-name="P48" text:outline-level="1"><text:span text:style-name="Основной_20_шрифт_20_абзаца"><text:span text:style-name="T3">Verilog</text:span></text:span><text:span text:style-name="Основной_20_шрифт_20_абзаца"><text:span text:style-name="T4">-модель многоядерного процессора.</text:span></text:span></text:h>
      <text:p text:style-name="P5"><text:tab/></text:p>
      <text:p text:style-name="P14">Этапы разработки</text:p>
      <text:list xml:id="list7897122683154668048" text:style-name="WWNum6">
        <text:list-item text:start-value="1">
          <text:p text:style-name="P63"><text:span text:style-name="Основной_20_шрифт_20_абзаца"><text:span text:style-name="T6">Разр</text:span></text:span><text:span text:style-name="Основной_20_шрифт_20_абзаца"><text:span text:style-name="T6">аботка </text:span></text:span><text:span text:style-name="Основной_20_шрифт_20_абзаца"><text:span text:style-name="T8">ISA.</text:span></text:span></text:p>
        </text:list-item>
        <text:list-item>
          <text:p text:style-name="P54">Разработка Микроархитектуры вычислительного ядра.</text:p>
        </text:list-item>
        <text:list-item>
          <text:p text:style-name="P54">Разработка Модели взаимодействия ядер между собой и памятью.</text:p>
        </text:list-item>
        <text:list-item>
          <text:p text:style-name="P63"><text:span text:style-name="Основной_20_шрифт_20_абзаца"><text:span text:style-name="T6">Разработка и верификация </text:span></text:span><text:span text:style-name="Основной_20_шрифт_20_абзаца"><text:span text:style-name="T8">Verilog</text:span></text:span><text:span text:style-name="Основной_20_шрифт_20_абзаца"><text:span text:style-name="T6">-модели.</text:span></text:span></text:p>
        </text:list-item>
      </text:list>
      <text:h text:style-name="P49" text:outline-level="1">Ассемблер.</text:h>
      <text:p text:style-name="P5"/>
      <text:p text:style-name="P15"><text:span text:style-name="Основной_20_шрифт_20_абзаца"><text:span text:style-name="T6">Ассемблер для архитектуры </text:span></text:span><text:span text:style-name="Основной_20_шрифт_20_абзаца"><text:span text:style-name="T8">SMP</text:span></text:span><text:span text:style-name="Основной_20_шрифт_20_абзаца"><text:span text:style-name="T6">, предполагается реализовывать на ЯП </text:span></text:span><text:span text:style-name="Основной_20_шрифт_20_абзаца"><text:span text:style-name="T8">C</text:span></text:span><text:span text:style-name="Основной_20_шрифт_20_абзаца"><text:span text:style-name="T6">++. </text:span></text:span><text:span text:style-name="Основной_20_шрифт_20_абзаца"><text:span text:style-name="T6">Ассемблирование должно происходить в 2 этапа:</text:span></text:span></text:p>
      <text:list xml:id="list4428205914028006034" text:style-name="WWNum11">
        <text:list-item text:start-value="1">
          <text:p text:style-name="P55">Препроцессинг</text:p>
          <text:list>
            <text:list-item>
              <text:p text:style-name="P64"><text:span text:style-name="Основной_20_шрифт_20_абзаца"><text:span text:style-name="T6">Разрешение директив</text:span></text:span><text:span text:style-name="Основной_20_шрифт_20_абзаца"><text:span text:style-name="T8"> #define</text:span></text:span><text:span text:style-name="Основной_20_шрифт_20_абзаца"><text:span text:style-name="T6">.</text:span></text:span></text:p>
            </text:list-item>
            <text:list-item>
              <text:p text:style-name="P64"><text:span text:style-name="Основной_20_шрифт_20_абзаца"><text:span text:style-name="T6">Подстановка файлов из директив #</text:span></text:span><text:span text:style-name="Основной_20_шрифт_20_абзаца"><text:span text:style-name="T8">include</text:span></text:span><text:span text:style-name="Основной_20_шрифт_20_абзаца"><text:span text:style-name="T6">.</text:span></text:span></text:p>
            </text:list-item>
            <text:list-item>
              <text:p text:style-name="P55">Замена всех меток на непосредственные адреса.</text:p>
            </text:list-item>
          </text:list>
        </text:list-item>
        <text:list-item>
          <text:p text:style-name="P55">Кодогенерация</text:p>
          <text:list>
            <text:list-item>
              <text:p text:style-name="P55"><text:s/>Построчный перевод ассемблерных инструкция в бинарное представление.</text:p>
            </text:list-item>
          </text:list>
        </text:list-item>
      </text:list>
      <text:h text:style-name="P49" text:outline-level="1"><text:soft-page-break/>Компилятор</text:h>
      <text:p text:style-name="P5"/>
      <text:p text:style-name="P15"><text:span text:style-name="Основной_20_шрифт_20_абзаца"><text:span text:style-name="T6">Компилятор должен переводить код с языка высокого уровня на язык ассемблера </text:span></text:span><text:span text:style-name="Основной_20_шрифт_20_абзаца"><text:span text:style-name="T8">SMP</text:span></text:span><text:span text:style-name="Основной_20_шрифт_20_абзаца"><text:span text:style-name="T6">. (</text:span></text:span><text:span text:style-name="Основной_20_шрифт_20_абзаца"><text:span text:style-name="T8">Pascal</text:span></text:span><text:span text:style-name="Основной_20_шрифт_20_абзаца"><text:span text:style-name="T6">, </text:span></text:span><text:span text:style-name="Основной_20_шрифт_20_абзаца"><text:span text:style-name="T8">Oberon</text:span></text:span><text:span text:style-name="Основной_20_шрифт_20_абзаца"><text:span text:style-name="T6">, </text:span></text:span><text:span text:style-name="Основной_20_шрифт_20_абзаца"><text:span text:style-name="T8">Python</text:span></text:span><text:span text:style-name="Основной_20_шрифт_20_абзаца"><text:span text:style-name="T6">).</text:span></text:span></text:p>
      <text:p text:style-name="P14"/>
      <text:h text:style-name="P48" text:outline-level="1"><text:span text:style-name="Основной_20_шрифт_20_абзаца"><text:span text:style-name="T3">ISA</text:span></text:span><text:span text:style-name="Основной_20_шрифт_20_абзаца"><text:span text:style-name="T4">.</text:span></text:span></text:h>
      <text:p text:style-name="P5"/>
      <text:p text:style-name="P15"><text:span text:style-name="Основной_20_шрифт_20_абзаца"><text:span text:style-name="T8">ISA</text:span></text:span><text:span text:style-name="Основной_20_шрифт_20_абзаца"><text:span text:style-name="T6"> </text:span></text:span><text:span text:style-name="Основной_20_шрифт_20_абзаца"><text:span text:style-name="T8">SMP</text:span></text:span><text:span text:style-name="Основной_20_шрифт_20_абзаца"><text:span text:style-name="T6"> должна базироваться на </text:span></text:span><text:span text:style-name="Основной_20_шрифт_20_абзаца"><text:span text:style-name="T8">ARM</text:span></text:span><text:span text:style-name="Основной_20_шрифт_20_абзаца"><text:span text:style-name="T6">|</text:span></text:span><text:span text:style-name="Основной_20_шрифт_20_абзаца"><text:span text:style-name="T8">MIPS</text:span></text:span><text:span text:style-name="Основной_20_шрифт_20_абзаца"><text:span text:style-name="T6">. Но она должна содержать специальные команды для управлением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C</text:span></text:span><text:span text:style-name="Основной_20_шрифт_20_абзаца"><text:span text:style-name="T6">$, </text:span></text:span><text:span text:style-name="Основной_20_шрифт_20_абзаца"><text:span text:style-name="T8">L</text:span></text:span><text:span text:style-name="Основной_20_шрифт_20_абзаца"><text:span text:style-name="T6">1</text:span></text:span><text:span text:style-name="Основной_20_шрифт_20_абзаца"><text:span text:style-name="T8">D</text:span></text:span><text:span text:style-name="Основной_20_шрифт_20_абзаца"><text:span text:style-name="T6">$, а также для в</text:span></text:span><text:span text:style-name="Основной_20_шрифт_20_абзаца"><text:span text:style-name="T6">заимодействия ядер.</text:span></text:span></text:p>
      <text:p text:style-name="P15"><text:span text:style-name="Основной_20_шрифт_20_абзаца"><text:span text:style-name="T6">Адресация памяти: по 2</text:span></text:span><text:span text:style-name="Основной_20_шрифт_20_абзаца"><text:span text:style-name="T8">xC</text:span></text:span><text:span text:style-name="Основной_20_шрифт_20_абзаца"><text:span text:style-name="T6">ловам (64 бита).</text:span></text:span></text:p>
      <text:p text:style-name="P5"/>
      <text:h text:style-name="P88" text:outline-level="2">Регистры</text:h>
      <text:p text:style-name="P14"/>
      <text:p text:style-name="P14">Набор регистров:</text:p>
      <text:p text:style-name="P14">Регистры общего назначения:</text:p>
      <text:p text:style-name="P15"><text:span text:style-name="Основной_20_шрифт_20_абзаца"><text:span text:style-name="T8">R</text:span></text:span><text:span text:style-name="Основной_20_шрифт_20_абзаца"><text:span text:style-name="T6">0 – </text:span></text:span><text:span text:style-name="Основной_20_шрифт_20_абзаца"><text:span text:style-name="T8">R</text:span></text:span><text:span text:style-name="Основной_20_шрифт_20_абзаца"><text:span text:style-name="T6">63 ; 64х разрядные регистры общего назначения.</text:span></text:span></text:p>
      <text:p text:style-name="P16">Регистр R0 — всегда равен 0, запись в него возможна, но она не меняет <text:tab/>состояние этого регистра.</text:p>
      <text:p text:style-name="P15"><text:span text:style-name="Основной_20_шрифт_20_абзаца"><text:span text:style-name="T8">PC</text:span></text:span><text:span text:style-name="Основной_20_шрифт_20_абзаца"><text:span text:style-name="T6">; Указатель текущей инструкции</text:span></text:span></text:p>
      <text:p text:style-name="P15"><text:span text:style-name="Основной_20_шрифт_20_абзаца"><text:span text:style-name="T8">FLR</text:span></text:span><text:span text:style-name="Основной_20_шрифт_20_абзаца"><text:span text:style-name="T6"> ; 64х разрядный регистр флагов.</text:span></text:span></text:p>
      <text:p text:style-name="P18"><text:span text:style-name="Основной_20_шрифт_20_абзаца"><text:span text:style-name="T6">[0] –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1] – </text:span></text:span><text:span text:style-name="Основной_20_шрифт_20_абзаца"><text:span text:style-name="T8">N</text:span></text:span><text:span text:style-name="Основной_20_шрифт_20_абзаца"><text:span text:style-name="T6"> – отрицательны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2] – </text:span></text:span><text:span text:style-name="Основной_20_шрифт_20_абзаца"><text:span text:style-name="T8">Z</text:span></text:span><text:span text:style-name="Основной_20_шрифт_20_абзаца"><text:span text:style-name="T6"> – нулевой результат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3] – </text:span></text:span><text:span text:style-name="Основной_20_шрифт_20_абзаца"><text:span text:style-name="T8">C</text:span></text:span><text:span text:style-name="Основной_20_шрифт_20_абзаца"><text:span text:style-name="T6"> – перенос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4] – </text:span></text:span><text:span text:style-name="Основной_20_шрифт_20_абзаца"><text:span text:style-name="T8">V</text:span></text:span><text:span text:style-name="Основной_20_шрифт_20_абзаца"><text:span text:style-name="T6"> – переполнение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[5] –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 – исполнение на </text:span></text:span><text:span text:style-name="Основной_20_шрифт_20_абзаца"><text:span text:style-name="T8">Master</text:span></text:span><text:span text:style-name="Основной_20_шрифт_20_абзаца"><text:span text:style-name="T6"> </text:span></text:span><text:span text:style-name="Основной_20_шрифт_20_абзаца"><text:span text:style-name="T8">core</text:span></text:span><text:span text:style-name="Основной_20_шрифт_20_абзаца"><text:span text:style-name="T6">.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[6] – </text:span></text:span><text:span text:style-name="Основной_20_шрифт_20_абзаца"><text:span text:style-name="T6">Признак обработчика исключения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21">[7] — Флаг блокировки прерываний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21"><text:tab/></text:span></text:span><text:span text:style-name="Основной_20_шрифт_20_абзаца"><text:span text:style-name="T6">[8-63] – </text:span></text:span><text:span text:style-name="Основной_20_шрифт_20_абзаца"><text:span text:style-name="T8">reserved</text:span></text:span></text:p>
      <text:p text:style-name="P15"><text:soft-page-break/><text:span text:style-name="Основной_20_шрифт_20_абзаца"><text:span text:style-name="T9">INR</text:span></text:span><text:span text:style-name="Основной_20_шрифт_20_абзаца"><text:span text:style-name="T6">; Регистр номеров прерываний. Всего в системе может быть, не более 64 видов прерываний. Приоритеты определяются порядком бит в регистре, т.е если</text:span></text:span><text:span text:style-name="Основной_20_шрифт_20_абзаца"><text:span text:style-name="T6"> установлен 0й и 43й бит, то будет обработано сначала 0е прерывание, а затем 43е.</text:span></text:span></text:p>
      <text:p text:style-name="P15"><text:span text:style-name="Основной_20_шрифт_20_абзаца"><text:span text:style-name="T6">Существует команда (</text:span></text:span><text:span text:style-name="Основной_20_шрифт_20_абзаца"><text:span text:style-name="T8">INT</text:span></text:span><text:span text:style-name="Основной_20_шрифт_20_абзаца"><text:span text:style-name="T6">) установки программных прерываний, т.е инструкция устанавливает соответствующий бит в </text:span></text:span><text:span text:style-name="Основной_20_шрифт_20_абзаца"><text:span text:style-name="T8">INR</text:span></text:span><text:span text:style-name="Основной_20_шрифт_20_абзаца"><text:span text:style-name="T6">, а на следующем такте уже предается управление обработчику п</text:span></text:span><text:span text:style-name="Основной_20_шрифт_20_абзаца"><text:span text:style-name="T6">рерывания, при передаче управления адрес следующей инструкции, основной программы <text:s/>сохраняется в регистре </text:span></text:span><text:span text:style-name="Основной_20_шрифт_20_абзаца"><text:span text:style-name="T8">R</text:span></text:span><text:span text:style-name="Основной_20_шрифт_20_абзаца"><text:span text:style-name="T6">1.</text:span></text:span></text:p>
      <text:p text:style-name="P15"><text:span text:style-name="Основной_20_шрифт_20_абзаца"><text:span text:style-name="T6">Адреса обработчиков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, это 56-битные регистры, доступные для записи специальной командой(</text:span></text:span><text:span text:style-name="Основной_20_шрифт_20_абзаца"><text:span text:style-name="T8">SIN</text:span></text:span><text:span text:style-name="Основной_20_шрифт_20_абзаца"><text:span text:style-name="T6">).</text:span></text:span></text:p>
      <text:p text:style-name="P14"/>
      <text:h text:style-name="P88" text:outline-level="2">Набор команд.</text:h>
      <text:p text:style-name="P5"/>
      <text:p text:style-name="P15"><text:span text:style-name="Основной_20_шрифт_20_абзаца"><text:span text:style-name="T6">Все</text:span></text:span><text:span text:style-name="Основной_20_шрифт_20_абзаца"><text:span text:style-name="T6"> инструкции имеют условное исполнение, в зависимости от флагов. Все арифметические команды могут влиять на флаги в регистре </text:span></text:span><text:span text:style-name="Основной_20_шрифт_20_абзаца"><text:span text:style-name="T8">FLR</text:span></text:span><text:span text:style-name="Основной_20_шрифт_20_абзаца"><text:span text:style-name="T6">. Инструкции, так-же имеют возможность не влиять на регистр флагов. </text:span></text:span><text:span text:style-name="Основной_20_шрифт_20_абзаца"><text:span text:style-name="T8">SIMD</text:span></text:span><text:span text:style-name="Основной_20_шрифт_20_абзаца"><text:span text:style-name="T6"> </text:span></text:span><text:span text:style-name="Основной_20_шрифт_20_абзаца"><text:span text:style-name="T6">инструкции на регистр флагов не влияют.</text:span></text:span></text:p>
      <text:p text:style-name="P65"><text:span text:style-name="Основной_20_шрифт_20_абзаца"><text:span text:style-name="T6">1</text:span></text:span><text:span text:style-name="Основной_20_шрифт_20_абзаца"><text:span text:style-name="T6"><text:tab/>Арифметические</text:span></text:span><text:span text:style-name="Основной_20_шрифт_20_абзаца"><text:span text:style-name="T6"> команды: </text:span></text:span><text:span text:style-name="Основной_20_шрифт_20_абзаца"><text:span text:style-name="T8">sizeof</text:span></text:span><text:span text:style-name="Основной_20_шрифт_20_абзаца"><text:span text:style-name="T6">(</text:span></text:span><text:span text:style-name="Основной_20_шрифт_20_абзаца"><text:span text:style-name="T8">imm</text:span></text:span><text:span text:style-name="Основной_20_шрифт_20_абзаца"><text:span text:style-name="T6">) = 32бит.</text:span></text:span></text:p>
      <text:list xml:id="list21399479" text:style-name="WWNum19">
        <text:list-item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ND</text:span></text:span><text:span text:style-name="Основной_20_шрифт_20_абзаца"><text:span text:style-name="T8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EO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RR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S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TEQ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CM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Всегд</text:span></text:span><text:span text:style-name="Основной_20_шрифт_20_абзаца"><text:span text:style-name="T6">а влияет </text:span></text:span><text:span text:style-name="Основной_20_шрифт_20_абзаца"><text:span text:style-name="T8">FLR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ADD 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Rd, Rn, Rm/imm</text:span></text:span></text:p>
            </text:list-item>
            <text:list-item>
              <text:p text:style-name="P60"><text:s/><text:tab/>SUB <text:tab/><text:tab/>Rd, Rn, Rm/imm</text:p>
            </text:list-item>
            <text:list-item>
              <text:p text:style-name="P60">ADC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RSB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 с переносом</text:span></text:span></text:p>
            </text:list-item>
            <text:list-item>
              <text:p text:style-name="Абзац_20_списка"><text:span text:style-name="Основной_20_шрифт_20_абзаца"><text:span text:style-name="T8">SBC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- инвертированное вычита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8">MV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– поразрядное НЕ</text:span></text:span></text:p>
            </text:list-item>
            <text:list-item>
              <text:p text:style-name="P60">LSL <text:tab/><text:tab/>Rd, Rn, Rm/imm</text:p>
            </text:list-item>
            <text:list-item>
              <text:p text:style-name="P60">LSR <text:tab/><text:tab/>Rd, Rn, Rm/imm</text:p>
            </text:list-item>
            <text:list-item>
              <text:p text:style-name="P60">ASR <text:tab/><text:tab/>Rd, Rn, Rm/imm</text:p>
            </text:list-item>
            <text:list-item>
              <text:p text:style-name="P60">RRX<text:tab/><text:tab/>Rd, Rn, Rm/imm</text:p>
            </text:list-item>
            <text:list-item>
              <text:p text:style-name="P60">ROR <text:tab/><text:tab/>Rd, Rn, Rm/imm</text:p>
            </text:list-item>
            <text:list-item>
              <text:p text:style-name="Абзац_20_списка"><text:span text:style-name="Основной_20_шрифт_20_абзаца"><text:span text:style-name="T8">BSWP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Изменение порядка байт в двойном слове из </text:span></text:span><text:span text:style-name="Основной_20_шрифт_20_абзаца"><text:span text:style-name="T8">Rd</text:span></text:span><text:span text:style-name="Основной_20_шрифт_20_абзаца"><text:span text:style-name="T6">, на противоположный; Никогда НЕ влияет на регистр флагов.</text:span></text:span></text:p>
            </text:list-item>
            <text:list-item>
              <text:p text:style-name="Абзац_20_списка"><text:span text:style-name="Основной_20_шрифт_20_абзаца"><text:span text:style-name="T8">SWR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<text:tab/>;Обмен значений регистров; Никогда НЕ влияет на регистр флагов</text:span></text:span></text:p>
            </text:list-item>
          </text:list>
        </text:list-item>
      </text:list>
      <text:p text:style-name="P82"><text:span text:style-name="Основной_20_шрифт_20_абзаца"><text:span text:style-name="T29">SIMD </text:span></text:span><text:span text:style-name="Основной_20_шрифт_20_абзаца"><text:span text:style-name="T30">Инструкции.</text:span></text:span></text:p>
      <text:list xml:id="list22789809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U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</text:span></text:span><text:span text:style-name="Основной_20_шрифт_20_абзаца"><text:span text:style-name="T6">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U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8">UADDPW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Без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SADDP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ых байт.</text:span></text:span></text:p>
            </text:list-item>
            <text:list-item>
              <text:p text:style-name="Абзац_20_списка"><text:span text:style-name="Основной_20_шрифт_20_абзаца"><text:span text:style-name="T8">SADDP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Знаковое сложение упакованн</text:span></text:span><text:span text:style-name="Основной_20_шрифт_20_абзаца"><text:span text:style-name="T6">ых полуслов.</text:span></text:span></text:p>
            </text:list-item>
            <text:list-item>
              <text:p text:style-name="Абзац_20_списка"><text:span text:style-name="Основной_20_шрифт_20_абзаца"><text:span text:style-name="T33">SADDPW</text:span></text:span><text:span text:style-name="Основной_20_шрифт_20_абзаца"><text:span text:style-name="T34"> </text:span></text:span><text:span text:style-name="Основной_20_шрифт_20_абзаца"><text:span text:style-name="T34"><text:tab/></text:span></text:span><text:span text:style-name="Основной_20_шрифт_20_абзаца"><text:span text:style-name="T33">Rd</text:span></text:span><text:span text:style-name="Основной_20_шрифт_20_абзаца"><text:span text:style-name="T34">, </text:span></text:span><text:span text:style-name="Основной_20_шрифт_20_абзаца"><text:span text:style-name="T33">Rn</text:span></text:span><text:span text:style-name="Основной_20_шрифт_20_абзаца"><text:span text:style-name="T34">, </text:span></text:span><text:span text:style-name="Основной_20_шрифт_20_абзаца"><text:span text:style-name="T33">Rm</text:span></text:span><text:span text:style-name="Основной_20_шрифт_20_абзаца"><text:span text:style-name="T34">/</text:span></text:span><text:span text:style-name="Основной_20_шрифт_20_абзаца"><text:span text:style-name="T33">imm</text:span></text:span><text:span text:style-name="Основной_20_шрифт_20_абзаца"><text:span text:style-name="T34"><text:tab/>;Знаковое сложение упакованных слов.</text:span></text:span></text:p>
            </text:list-item>
            <text:list-item>
              <text:p text:style-name="Абзац_20_списка"><text:span text:style-name="Основной_20_шрифт_20_абзаца"><text:span text:style-name="T8">VU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U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Без знаковое сложение упакованных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</text:list>
      <text:p text:style-name="P83"><text:span text:style-name="Основной_20_шрифт_20_абзаца"><text:span text:style-name="T36">Инструкции VSADDB и VSADDH больше не поддерживаю</text:span></text:span><text:span text:style-name="Основной_20_шрифт_20_абзаца"><text:span text:style-name="T36">тся ассемблером.</text:span></text:span></text:p>
      <text:list xml:id="list22799321" text:continue-numbering="true" text:style-name="WWNum19">
        <text:list-item>
          <text:list>
            <text:list-item>
              <text:p text:style-name="Абзац_20_списка"><text:span text:style-name="Основной_20_шрифт_20_абзаца"><text:span text:style-name="T8">VSADDB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айт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8.</text:span></text:span></text:p>
            </text:list-item>
            <text:list-item>
              <text:p text:style-name="Абзац_20_списка"><text:span text:style-name="Основной_20_шрифт_20_абзаца"><text:span text:style-name="T8">VSADDH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, </text:span></text:span><text:span text:style-name="Основной_20_шрифт_20_абзаца"><text:span text:style-name="T8">imm</text:span></text:span><text:span text:style-name="Основной_20_шрифт_20_абзаца"><text:span text:style-name="T6"> ;Знаковое сложение упакованных б полуслов, 128 битного числа {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} = {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2} + </text:span></text:span><text:span text:style-name="Основной_20_шрифт_20_абзаца"><text:span text:style-name="T8">imm</text:span></text:span><text:span text:style-name="Основной_20_шрифт_20_абзаца"><text:span text:style-name="T6">16.</text:span></text:span></text:p>
            </text:list-item>
          </text:list>
        </text:list-item>
        <text:list-item>
          <text:p text:style-name="P53">Команды умножения</text:p>
          <text:list>
            <text:list-item>
              <text:p text:style-name="Абзац_20_списка"><text:span text:style-name="Основной_20_шрифт_20_абзаца"><text:span text:style-name="T6"><text:s/><text:tab/></text:span></text:span><text:span text:style-name="Основной_20_шрифт_20_абзаца"><text:span text:style-name="T8">MUL</text:span></text:span><text:span text:style-name="Основной_20_шрифт_20_абзаца"><text:span text:style-name="T6"> <text:tab/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/</text:span></text:span><text:span text:style-name="Основной_20_шрифт_20_абзаца"><text:span text:style-name="T8">imm</text:span></text:span><text:span text:style-name="Основной_20_шрифт_20_абзаца"><text:span text:style-name="T6"> ; без знаковое умнож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ML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, </text:span></text:span><text:span text:style-name="Основной_20_шрифт_20_абзаца"><text:span text:style-name="T8">Ra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(</text:span></text:span><text:span text:style-name="Основной_20_шрифт_20_абзаца"><text:span text:style-name="T8">Rd</text:span></text:span><text:span text:style-name="Основной_20_шрифт_20_абзаца"><text:span text:style-name="T6"> &lt;- (</text:span></text:span><text:span text:style-name="Основной_20_шрифт_20_абзаца"><text:span text:style-name="T8">Rn</text:span></text:span><text:span text:style-name="Основной_20_шрифт_20_абзаца"><text:span text:style-name="T6"> * </text:span></text:span><text:span text:style-name="Основной_20_шрифт_20_абзаца"><text:span text:style-name="T8">Rm</text:span></text:span><text:span text:style-name="Основной_20_шрифт_20_абзаца"><text:span text:style-name="T6">) + </text:span></text:span><text:span text:style-name="Основной_20_шрифт_20_абзаца"><text:span text:style-name="T8">Ra</text:span></text:span><text:span text:style-name="Основной_20_шрифт_20_абзаца"><text:span text:style-name="T6">) беззнаковое умножение с накоплением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UMULL </text:span></text:span><text:span text:style-name="Основной_20_шрифт_20_абзаца"><text:span text:style-name="T8"><text:tab/>Rd, Rn, Rm, Ra </text:span></text:span><text:span text:style-name="Основной_20_шрифт_20_абзаца"><text:span text:style-name="T8"><text:tab/>;({Rd,Ra} &lt;- (Rn * Rm))</text:span></text:span></text:p>
            </text:list-item>
            <text:list-item>
              <text:p text:style-name="P60"><text:s/><text:tab/>UMLAL <text:tab/>Rd, Rn, Rm, Ra<text:tab/>;({Rd,Ra} &lt;- (Rn * Rm) + {Rd,Ra})</text:p>
            </text:list-item>
            <text:list-item>
              <text:p text:style-name="P60"><text:s/><text:tab/>SMULL <text:tab/>Rd, Rn, Rm, Ra</text:p>
            </text:list-item>
            <text:list-item>
              <text:p text:style-name="P60"><text:s/><text:tab/>SMLAL <text:tab/>Rd, Rn, Rm, Ra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доступа</text:span></text:span><text:span text:style-name="Основной_20_шрифт_20_абзаца"><text:span text:style-name="T8"> </text:span></text:span><text:span text:style-name="Основной_20_шрифт_20_абзаца"><text:span text:style-name="T6">в</text:span></text:span><text:span text:style-name="Основной_20_шрифт_20_абзаца"><text:span text:style-name="T8"> </text:span></text:span><text:span text:style-name="Основной_20_шрифт_20_абзаца"><text:span text:style-name="T6">память</text:span></text:span></text:p>
          <text:list>
            <text:list-item>
              <text:p text:style-name="P60"><text:s/><text:tab/>STR <text:tab/><text:tab/>Rd, [Rn, Scale, Offset]; Rd -&gt; Mem[Rn*Scale +Offset]</text:p>
            </text:list-item>
            <text:list-item>
              <text:p text:style-name="P60"><text:s/><text:tab/>LDR <text:tab/><text:tab/>Rd, [Rn, Scale, Offset]; Rd &lt;- Mem[Rn*Scale +Offset]</text:p>
            </text:list-item>
            <text:list-item>
              <text:p text:style-name="P60"><text:s/><text:tab/>STRW <text:tab/>Rd, [Rn, Scale, Offset]; Rd -&gt; word Mem[Rn*Scale +Offset]</text:p>
            </text:list-item>
            <text:list-item>
              <text:p text:style-name="P60"><text:s/><text:tab/>SRTHW<text:tab/>Rd, [Rn, Scale, Offset]; Rd → half word Mem[Rn*Scale +Offset]</text:p>
            </text:list-item>
            <text:list-item>
              <text:p text:style-name="P60"><text:s/><text:tab/>LDRW <text:tab/>Rd, [Rn, Scale, Offset]; Rd &lt;- word Mem[Rn*Scale +Offset]</text:p>
            </text:list-item>
            <text:list-item>
              <text:p text:style-name="P60"><text:s/><text:tab/>LDRHW<text:tab/>Rd, [Rn, Scale, Offset]; Rd &lt;- half word Mem[Rn*Scale +Offset]</text:p>
            </text:list-item>
            <text:list-item>
              <text:p text:style-name="P60"><text:s/><text:tab/>STRB <text:tab/>Rd, [Rn, Scale, Offset]; Rd -&gt; byte Mem[Rn*Scale +Offset]</text:p>
            </text:list-item>
            <text:list-item>
              <text:p text:style-name="P60"><text:s/><text:tab/>LDRB <text:tab/>Rd, [Rn, Scale, Offset]; Rd &lt;- byte Mem[Rn*Scale +Offset]</text:p>
            </text:list-item>
          </text:list>
        </text:list-item>
        <text:list-item>
          <text:p text:style-name="Абзац_20_списка"><text:span text:style-name="Основной_20_шрифт_20_абзаца"><text:span text:style-name="T6">Команды</text:span></text:span><text:span text:style-name="Основной_20_шрифт_20_абзаца"><text:span text:style-name="T8"> </text:span></text:span><text:span text:style-name="Основной_20_шрифт_20_абзаца"><text:span text:style-name="T6">перехода </text:span></text:span><text:span text:style-name="Основной_20_шрифт_20_абзаца"><text:span text:style-name="T8">(imm – </text:span></text:span><text:span text:style-name="Основной_20_шрифт_20_абзаца"><text:span text:style-name="T6">32</text:span></text:span><text:span text:style-name="Основной_20_шрифт_20_абзаца"><text:span text:style-name="T8"> </text:span></text:span><text:span text:style-name="Основной_20_шрифт_20_абзаца"><text:span text:style-name="T6">бит</text:span></text:span><text:span text:style-name="Основной_20_шрифт_20_абзаца"><text:span text:style-name="T8">)</text:span></text:span></text:p>
          <text:list>
            <text:list-item>
              <text:p text:style-name="P60"><text:s/><text:tab/>BL <text:tab/><text:tab/>label<text:tab/>;R0 &lt;- (PC + 8), PC &lt;- (PC + 8) + imm &lt;&lt; 8</text:p>
            </text:list-item>
            <text:list-item>
              <text:p text:style-name="P60"><text:s/><text:tab/>BO(i/r) <text:tab/>label/[Rd]<text:tab/>;PC &lt;- (PC + 8) + imm &lt;&lt; 8</text:p>
            </text:list-item>
            <text:list-item>
              <text:p text:style-name="P60"><text:tab/>B(i/r) <text:tab/><text:tab/>label/[Rd]<text:tab/>;PC &lt;- Rd/(imm &lt;&lt; 8)</text:p>
            </text:list-item>
            <text:list-item>
              <text:p text:style-name="Абзац_20_списка"><text:span text:style-name="Основной_20_шрифт_20_абзаца"><text:span text:style-name="T8"><text:s/></text:span></text:span><text:span text:style-name="Основной_20_шрифт_20_абзаца"><text:span text:style-name="T8"><text:tab/>RE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Возврат из подпрограммы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0</text:span></text:span><text:span text:style-name="Основной_20_шрифт_20_абзаца"><text:span text:style-name="T6"><text:tab/>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XRET</text:span></text:span><text:span text:style-name="Основной_20_шрифт_20_абзаца"><text:span text:style-name="T6"><text:tab/>;Возврат из обработчика прерываний. </text:span></text:span><text:span text:style-name="Основной_20_шрифт_20_абзаца"><text:span text:style-name="T8">PC</text:span></text:span><text:span text:style-name="Основной_20_шрифт_20_абзаца"><text:span text:style-name="T6"> &lt;- </text:span></text:span><text:span text:style-name="Основной_20_шрифт_20_абзаца"><text:span text:style-name="T8">R</text:span></text:span><text:span text:style-name="Основной_20_шрифт_20_абзаца"><text:span text:style-name="T6">1</text:span></text:span></text:p>
            </text:list-item>
          </text:list>
        </text:list-item>
        <text:list-item>
          <text:p text:style-name="P53">Специальные команды</text:p>
          <text:list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ожидается подтверждение приема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IN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text:s/>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port</text:span></text:span><text:span text:style-name="Основной_20_шрифт_20_абзаца"><text:span text:style-name="T6"> &lt;- </text:span></text:span><text:span text:style-name="Основной_20_шрифт_20_абзаца"><text:span text:style-name="T8">Rn</text:span></text:span><text:span text:style-name="Основной_20_шрифт_20_абзаца"><text:span text:style-name="T6">, В порт предается значение регистра, и не <text:s/>ждется подтверждение</text:span></text:span></text:p>
            </text:list-item>
            <text:list-item>
              <text:p text:style-name="Абзац_20_списка"><text:soft-page-break/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SY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</text:span></text:span><text:span text:style-name="Основной_20_шрифт_20_абзаца"><text:span text:style-name="T6">читывается в регистр, если значения нет, то ожидается появление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OU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, </text:span></text:span><text:span text:style-name="Основной_20_шрифт_20_абзаца"><text:span text:style-name="T8">port</text:span></text:span><text:span text:style-name="Основной_20_шрифт_20_абзаца"><text:span text:style-name="T6"><text:tab/>;</text:span></text:span><text:span text:style-name="Основной_20_шрифт_20_абзаца"><text:span text:style-name="T8">Rd</text:span></text:span><text:span text:style-name="Основной_20_шрифт_20_абзаца"><text:span text:style-name="T6"> &lt;- </text:span></text:span><text:span text:style-name="Основной_20_шрифт_20_абзаца"><text:span text:style-name="T8">port</text:span></text:span><text:span text:style-name="Основной_20_шрифт_20_абзаца"><text:span text:style-name="T6">, Значение с порта считывается в регистр, если значения нет, то устанавливается флаг </text:span></text:span><text:span text:style-name="Основной_20_шрифт_20_абзаца"><text:span text:style-name="T8">Invalid</text:span></text:span><text:span text:style-name="Основной_20_шрифт_20_абзаца"><text:span text:style-name="T6"> </text:span></text:span><text:span text:style-name="Основной_20_шрифт_20_абзаца"><text:span text:style-name="T8">Value</text:span></text:span><text:span text:style-name="Основной_20_шрифт_20_абзаца"><text:span text:style-name="T6">.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Сохранить регистр флагов в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LFL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d</text:span></text:span><text:span text:style-name="Основной_20_шрифт_20_абзаца"><text:span text:style-name="T6"><text:tab/>;Загрузить регистр флагов из </text:span></text:span><text:span text:style-name="Основной_20_шрифт_20_абзаца"><text:span text:style-name="T8">Rd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MF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Rm</text:span></text:span><text:span text:style-name="Основной_20_шрифт_20_абзаца"><text:span text:style-name="T6"><text:tab/>;Установить границы кадра памяти, доступного программе, Верхнее значение из </text:span></text:span><text:span text:style-name="Основной_20_шрифт_20_абзаца"><text:span text:style-name="T8">Rn</text:span></text:span><text:span text:style-name="Основной_20_шрифт_20_абзаца"><text:span text:style-name="T6">, нижнее из </text:span></text:span><text:span text:style-name="Основной_20_шрифт_20_абзаца"><text:span text:style-name="T8">Rm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S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Rn</text:span></text:span><text:span text:style-name="Основной_20_шрифт_20_абзаца"><text:span text:style-name="T6">, </text:span></text:span><text:span text:style-name="Основной_20_шрифт_20_абзаца"><text:span text:style-name="T8">Imm</text:span></text:span><text:span text:style-name="Основной_20_шрифт_20_абзаца"><text:span text:style-name="T6">; Установить адрес обработчика прерывания, номер пре</text:span></text:span><text:span text:style-name="Основной_20_шрифт_20_абзаца"><text:span text:style-name="T6">рывания – </text:span></text:span><text:span text:style-name="Основной_20_шрифт_20_абзаца"><text:span text:style-name="T8">imm</text:span></text:span><text:span text:style-name="Основной_20_шрифт_20_абзаца"><text:span text:style-name="T6">, адрес из </text:span></text:span><text:span text:style-name="Основной_20_шрифт_20_абзаца"><text:span text:style-name="T8">Rn</text:span></text:span></text:p>
            </text:list-item>
            <text:list-item>
              <text:p text:style-name="Абзац_20_списка"><text:span text:style-name="Основной_20_шрифт_20_абзаца"><text:span text:style-name="T6"><text:s/></text:span></text:span><text:span text:style-name="Основной_20_шрифт_20_абзаца"><text:span text:style-name="T6"><text:tab/></text:span></text:span><text:span text:style-name="Основной_20_шрифт_20_абзаца"><text:span text:style-name="T8">B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блокировка прерываний, т.е флаги устанавливаются, но передача управления не происходит.</text:span></text:span></text:p>
            </text:list-item>
            <text:list-item>
              <text:p text:style-name="Абзац_20_списка"><text:span text:style-name="Основной_20_шрифт_20_абзаца"><text:span text:style-name="T8">UINT</text:span></text:span><text:span text:style-name="Основной_20_шрифт_20_абзаца"><text:span text:style-name="T6">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6">;снятие блокировки прерываний.</text:span></text:span></text:p>
            </text:list-item>
          </text:list>
        </text:list-item>
      </text:list>
      <text:list xml:id="list6664953182341446731" text:style-name="WWNum24">
        <text:list-item>
          <text:list>
            <text:list-item>
              <text:p text:style-name="P66"><text:span text:style-name="Основной_20_шрифт_20_абзаца"><text:span text:style-name="T8"><text:s/>CINT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;очистка флагов прерываний.</text:span></text:span></text:p>
            </text:list-item>
          </text:list>
        </text:list-item>
      </text:list>
      <text:list xml:id="list3719424054989328194" text:style-name="WWNum23">
        <text:list-item>
          <text:list>
            <text:list-item>
              <text:p text:style-name="P67"><text:span text:style-name="Основной_20_шрифт_20_абзаца"><text:span text:style-name="T6"><text:s/></text:span></text:span><text:span text:style-name="Основной_20_шрифт_20_абзаца"><text:span text:style-name="T8">INT</text:span></text:span><text:span text:style-name="Основной_20_шрифт_20_абзаца"><text:span text:style-name="T6"> </text:span></text:span><text:span text:style-name="Основной_20_шрифт_20_абзаца"><text:span text:style-name="T6"><text:tab/></text:span></text:span><text:span text:style-name="Основной_20_шрифт_20_абзаца"><text:span text:style-name="T6"><text:tab/></text:span></text:span><text:span text:style-name="Основной_20_шрифт_20_абзаца"><text:span text:style-name="T8">imm</text:span></text:span><text:span text:style-name="Основной_20_шрифт_20_абзаца"><text:span text:style-name="T6"><text:tab/>;Выставление флага в регистре Прерываний.</text:span></text:span></text:p>
            </text:list-item>
          </text:list>
        </text:list-item>
      </text:list>
      <text:p text:style-name="P22"><text:span text:style-name="Основной_20_шрифт_20_абзаца"><text:span text:style-name="T6">Каждой </text:span></text:span><text:span text:style-name="Основной_20_шрифт_20_абзаца"><text:span text:style-name="T6">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/text:span><text:span text:style-name="Основной_20_шрифт_20_абзаца"><text:span text:style-name="T8">MEMEX</text:span></text:span><text:span text:style-name="Основной_20_шрифт_20_абзаца"><text:span text:style-name="T6">).</text:span></text:span></text:p>
      <text:h text:style-name="P89" text:outline-level="2"><draw:frame draw:style-name="fr1" draw:name="Frame2" text:anchor-type="paragraph" svg:x="11.301cm" svg:y="0.624cm" svg:width="6.874cm" style:rel-width="scale" svg:height="4.607cm" style:rel-height="scale" draw:z-index="4"><draw:text-box><table:table table:name="Таблица1" table:style-name="Таблица1"><table:table-column table:style-name="Таблица1.A"/><table:table-column table:style-name="Таблица1.B"/><table:table-row><table:table-cell table:style-name="Таблица1.A1" table:number-columns-spanned="2" office:value-type="string"><text:p text:style-name="P23"><text:span text:style-name="Основной_20_шрифт_20_абзаца"><text:span text:style-name="T19">Таблица</text:span></text:span><text:span text:style-name="Основной_20_шрифт_20_абзаца"><text:span text:style-name="T20"> 2.</text:span></text:span></text:p></table:table-cell><table:covered-table-cell/></table:table-row><table:table-row><table:table-cell table:style-name="Таблица1.A1" table:number-columns-spanned="2" office:value-type="string"><text:p text:style-name="P23"><text:span text:style-name="Основной_20_шрифт_20_абзаца"><text:span text:style-name="T19">ОпКоды</text:span></text:span><text:span text:style-name="Основной_20_шрифт_20_абзаца"><text:span text:style-name="T20"> </text:span></text:span><text:span text:style-name="Основной_20_шрифт_20_абзаца"><text:span text:style-name="T19">инструкций</text:span></text:span></text:p></table:table-cell><table:covered-table-cell/></table:table-row><table:table-row><table:table-cell table:style-name="Таблица1.A1" office:value-type="string"><text:p text:style-name="P24">0001</text:p></table:table-cell><table:table-cell table:style-name="Таблица1.A1" office:value-type="string"><text:p text:style-name="P24">ALU</text:p></table:table-cell></table:table-row><table:table-row><table:table-cell table:style-name="Таблица1.A1" office:value-type="string"><text:p text:style-name="P24">0010</text:p></table:table-cell><table:table-cell table:style-name="Таблица1.A1" office:value-type="string"><text:p text:style-name="P26">MUL</text:p></table:table-cell></table:table-row><table:table-row><table:table-cell table:style-name="Таблица1.A1" office:value-type="string"><text:p text:style-name="P24">1010</text:p></table:table-cell><table:table-cell table:style-name="Таблица1.A1" office:value-type="string"><text:p text:style-name="P24">wMUL</text:p></table:table-cell></table:table-row><table:table-row><table:table-cell table:style-name="Таблица1.A1" office:value-type="string"><text:p text:style-name="P24">0011</text:p></table:table-cell><table:table-cell table:style-name="Таблица1.A1" office:value-type="string"><text:p text:style-name="P24">Memory</text:p></table:table-cell></table:table-row><table:table-row><table:table-cell table:style-name="Таблица1.A1" office:value-type="string"><text:p text:style-name="P24">0100</text:p></table:table-cell><table:table-cell table:style-name="Таблица1.A1" office:value-type="string"><text:p text:style-name="P24">Branch</text:p></table:table-cell></table:table-row><table:table-row table:style-name="Таблица1.8"><table:table-cell table:style-name="Таблица1.A1" office:value-type="string"><text:p text:style-name="P24">0101</text:p></table:table-cell><table:table-cell table:style-name="Таблица1.A1" office:value-type="string"><text:p text:style-name="P24">SYS</text:p></table:table-cell></table:table-row></table:table><text:p text:style-name="Обычный"/></draw:text-box></draw:frame><text:span text:style-name="Основной_20_шрифт_20_абзаца"><text:span text:style-name="T4">Машинный язык.</text:span></text:span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19">Таблица </text:span></text:span><text:span text:style-name="Основной_20_шрифт_20_абзаца"><text:span text:style-name="T20">1</text:span></text:span><text:span text:style-name="Основной_20_шрифт_20_абзаца"><text:span text:style-name="T19">.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table:number-columns-spanned="4" office:value-type="string">
            <text:p text:style-name="P23"><text:span text:style-name="Основной_20_шрифт_20_абзаца"><text:span text:style-name="T19">Коды условий</text:span></text:span><text:span text:style-name="Основной_20_шрифт_20_абзаца"><text:span text:style-name="T20"> [2:6]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1" office:value-type="string">
            <text:p text:style-name="P25">код</text:p>
          </table:table-cell>
          <table:table-cell table:style-name="Таблица2.A1" office:value-type="string">
            <text:p text:style-name="P25">суфикс</text:p>
          </table:table-cell>
          <table:table-cell table:style-name="Таблица2.A1" office:value-type="string">
            <text:p text:style-name="P25">описание</text:p>
          </table:table-cell>
          <table:table-cell table:style-name="Таблица2.A1" office:value-type="string">
            <text:p text:style-name="P25">флаги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0">X</text:span></text:span><text:span text:style-name="Основной_20_шрифт_20_абзаца"><text:span text:style-name="T19">0000</text:span></text:span></text:p>
          </table:table-cell>
          <table:table-cell table:style-name="Таблица2.A1" office:value-type="string">
            <text:p text:style-name="P24">EQ</text:p>
          </table:table-cell>
          <table:table-cell table:style-name="Таблица2.A1" office:value-type="string">
            <text:p text:style-name="P24">==</text:p>
          </table:table-cell>
          <table:table-cell table:style-name="Таблица2.A1" office:value-type="string">
            <text:p text:style-name="P24">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0">X</text:span></text:span><text:span text:style-name="Основной_20_шрифт_20_абзаца"><text:span text:style-name="T19">0001</text:span></text:span></text:p>
          </table:table-cell>
          <table:table-cell table:style-name="Таблица2.A1" office:value-type="string">
            <text:p text:style-name="P24">NE</text:p>
          </table:table-cell>
          <table:table-cell table:style-name="Таблица2.A1" office:value-type="string">
            <text:p text:style-name="P24">!=</text:p>
          </table:table-cell>
          <table:table-cell table:style-name="Таблица2.A1" office:value-type="string">
            <text:p text:style-name="P24">!Z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0">X</text:span></text:span><text:span text:style-name="Основной_20_шрифт_20_абзаца"><text:span text:style-name="T19">0010</text:span></text:span></text:p>
          </table:table-cell>
          <table:table-cell table:style-name="Таблица2.A1" office:value-type="string">
            <text:p text:style-name="P24">CS/HL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0">&gt;= (</text:span></text:span><text:span text:style-name="Основной_20_шрифт_20_абзаца"><text:span text:style-name="T19">беззнаковое</text:span></text:span><text:span text:style-name="Основной_20_шрифт_20_абзаца"><text:span text:style-name="T20">)</text:span></text:span></text:p>
          </table:table-cell>
          <table:table-cell table:style-name="Таблица2.A1" office:value-type="string">
            <text:p text:style-name="P25">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0">X</text:span></text:span><text:span text:style-name="Основной_20_шрифт_20_абзаца"><text:span text:style-name="T19">0011</text:span></text:span></text:p>
          </table:table-cell>
          <table:table-cell table:style-name="Таблица2.A1" office:value-type="string">
            <text:p text:style-name="P24">CC/LO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0">&lt;</text:span></text:span><text:span text:style-name="Основной_20_шрифт_20_абзаца"><text:span text:style-name="T20"> (</text:span></text:span><text:span text:style-name="Основной_20_шрифт_20_абзаца"><text:span text:style-name="T19">беззнаковое</text:span></text:span><text:span text:style-name="Основной_20_шрифт_20_абзаца"><text:span text:style-name="T20">)</text:span></text:span></text:p>
          </table:table-cell>
          <table:table-cell table:style-name="Таблица2.A1" office:value-type="string">
            <text:p text:style-name="P25">!С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0">X</text:span></text:span><text:span text:style-name="Основной_20_шрифт_20_абзаца"><text:span text:style-name="T19">0100</text:span></text:span></text:p>
          </table:table-cell>
          <table:table-cell table:style-name="Таблица2.A1" office:value-type="string">
            <text:p text:style-name="P24">MI</text:p>
          </table:table-cell>
          <table:table-cell table:style-name="Таблица2.A1" office:value-type="string">
            <text:p text:style-name="P24">&lt; 0</text:p>
          </table:table-cell>
          <table:table-cell table:style-name="Таблица2.A1" office:value-type="string">
            <text:p text:style-name="P24">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0">X</text:span></text:span><text:span text:style-name="Основной_20_шрифт_20_абзаца"><text:span text:style-name="T19">0101</text:span></text:span></text:p>
          </table:table-cell>
          <table:table-cell table:style-name="Таблица2.A1" office:value-type="string">
            <text:p text:style-name="P24">PL</text:p>
          </table:table-cell>
          <table:table-cell table:style-name="Таблица2.A1" office:value-type="string">
            <text:p text:style-name="P24">&gt;= 0</text:p>
          </table:table-cell>
          <table:table-cell table:style-name="Таблица2.A1" office:value-type="string">
            <text:p text:style-name="P24">!N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0">X</text:span></text:span><text:span text:style-name="Основной_20_шрифт_20_абзаца"><text:span text:style-name="T19">011</text:span></text:span><text:span text:style-name="Основной_20_шрифт_20_абзаца"><text:span text:style-name="T20">1</text:span></text:span></text:p>
          </table:table-cell>
          <table:table-cell table:style-name="Таблица2.A1" office:value-type="string">
            <text:p text:style-name="P24">VS</text:p>
          </table:table-cell>
          <table:table-cell table:style-name="Таблица2.A1" office:value-type="string">
            <text:p text:style-name="P25">Переполнение</text:p>
          </table:table-cell>
          <table:table-cell table:style-name="Таблица2.A1" office:value-type="string">
            <text:p text:style-name="P24">V</text:p>
          </table:table-cell>
        </table:table-row>
        <table:table-row>
          <table:table-cell table:style-name="Таблица2.A1" office:value-type="string">
            <text:p text:style-name="P24">X1000</text:p>
          </table:table-cell>
          <table:table-cell table:style-name="Таблица2.A1" office:value-type="string">
            <text:p text:style-name="P24">VC</text:p>
          </table:table-cell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24">!V</text:p>
          </table:table-cell>
        </table:table-row>
        <table:table-row>
          <table:table-cell table:style-name="Таблица2.A1" office:value-type="string">
            <text:p text:style-name="P23"><text:span text:style-name="Основной_20_шрифт_20_абзаца"><text:span text:style-name="T20">X</text:span></text:span><text:span text:style-name="Основной_20_шрифт_20_абзаца"><text:span text:style-name="T19">100</text:span></text:span><text:span text:style-name="Основной_20_шрифт_20_абзаца"><text:span text:style-name="T20">1</text:span></text:span></text:p>
          </table:table-cell>
          <table:table-cell table:style-name="Таблица2.A1" office:value-type="string">
            <text:p text:style-name="P24">HI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0">&gt;</text:span></text:span><text:span text:style-name="Основной_20_шрифт_20_абзаца"><text:span text:style-name="T20"> (</text:span></text:span><text:span text:style-name="Основной_20_шрифт_20_абзаца"><text:span text:style-name="T19">беззнаковое</text:span></text:span><text:span text:style-name="Основной_20_шрифт_20_абзаца"><text:span text:style-name="T20">)</text:span></text:span></text:p>
          </table:table-cell>
          <table:table-cell table:style-name="Таблица2.A1" office:value-type="string">
            <text:p text:style-name="P24">!Z and C</text:p>
          </table:table-cell>
        </table:table-row>
        <table:table-row>
          <table:table-cell table:style-name="Таблица2.A1" office:value-type="string">
            <text:p text:style-name="P24">X1010</text:p>
          </table:table-cell>
          <table:table-cell table:style-name="Таблица2.A1" office:value-type="string">
            <text:p text:style-name="P24">LS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0">&lt;= (</text:span></text:span><text:span text:style-name="Основной_20_шрифт_20_абзаца"><text:span text:style-name="T19">беззнаковое</text:span></text:span><text:span text:style-name="Основной_20_шрифт_20_абзаца"><text:span text:style-name="T20">)</text:span></text:span></text:p>
          </table:table-cell>
          <table:table-cell table:style-name="Таблица2.A1" office:value-type="string">
            <text:p text:style-name="P24">Z or !C</text:p>
          </table:table-cell>
        </table:table-row>
        <table:table-row>
          <table:table-cell table:style-name="Таблица2.A1" office:value-type="string">
            <text:p text:style-name="P24">X1011</text:p>
          </table:table-cell>
          <table:table-cell table:style-name="Таблица2.A1" office:value-type="string">
            <text:p text:style-name="P24">G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0">&gt;= (</text:span></text:span><text:span text:style-name="Основной_20_шрифт_20_абзаца"><text:span text:style-name="T19">знаковое</text:span></text:span><text:span text:style-name="Основной_20_шрифт_20_абзаца"><text:span text:style-name="T20">)</text:span></text:span></text:p>
          </table:table-cell>
          <table:table-cell table:style-name="Таблица2.A1" office:value-type="string">
            <text:p text:style-name="P24">!(N xor V)</text:p>
          </table:table-cell>
        </table:table-row>
        <table:table-row>
          <table:table-cell table:style-name="Таблица2.A1" office:value-type="string">
            <text:p text:style-name="P24">X1100</text:p>
          </table:table-cell>
          <table:table-cell table:style-name="Таблица2.A1" office:value-type="string">
            <text:p text:style-name="P24">L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0">&lt;</text:span></text:span><text:span text:style-name="Основной_20_шрифт_20_абзаца"><text:span text:style-name="T20"> (</text:span></text:span><text:span text:style-name="Основной_20_шрифт_20_абзаца"><text:span text:style-name="T19">знаковое</text:span></text:span><text:span text:style-name="Основной_20_шрифт_20_абзаца"><text:span text:style-name="T20">)</text:span></text:span></text:p>
          </table:table-cell>
          <table:table-cell table:style-name="Таблица2.A1" office:value-type="string">
            <text:p text:style-name="P24">N xor V</text:p>
          </table:table-cell>
        </table:table-row>
        <table:table-row>
          <table:table-cell table:style-name="Таблица2.A1" office:value-type="string">
            <text:p text:style-name="P24">X1101</text:p>
          </table:table-cell>
          <table:table-cell table:style-name="Таблица2.A1" office:value-type="string">
            <text:p text:style-name="P24">GT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0">&gt;</text:span></text:span><text:span text:style-name="Основной_20_шрифт_20_абзаца"><text:span text:style-name="T20"> (</text:span></text:span><text:span text:style-name="Основной_20_шрифт_20_абзаца"><text:span text:style-name="T19">знаковое</text:span></text:span><text:span text:style-name="Основной_20_шрифт_20_абзаца"><text:span text:style-name="T20">)</text:span></text:span></text:p>
          </table:table-cell>
          <table:table-cell table:style-name="Таблица2.A1" office:value-type="string">
            <text:p text:style-name="P24">!Z and !(N xor V)</text:p>
          </table:table-cell>
        </table:table-row>
        <table:table-row>
          <table:table-cell table:style-name="Таблица2.A1" office:value-type="string">
            <text:p text:style-name="P24">X1110</text:p>
          </table:table-cell>
          <table:table-cell table:style-name="Таблица2.A1" office:value-type="string">
            <text:p text:style-name="P24">LE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20">&lt;= (</text:span></text:span><text:span text:style-name="Основной_20_шрифт_20_абзаца"><text:span text:style-name="T19">знаковое</text:span></text:span><text:span text:style-name="Основной_20_шрифт_20_абзаца"><text:span text:style-name="T20">)</text:span></text:span></text:p>
          </table:table-cell>
          <table:table-cell table:style-name="Таблица2.A1" office:value-type="string">
            <text:p text:style-name="P24">Z or (N xor V)</text:p>
          </table:table-cell>
        </table:table-row>
        <table:table-row>
          <table:table-cell table:style-name="Таблица2.A1" office:value-type="string">
            <text:p text:style-name="P24">11111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24">Ignore</text:p>
          </table:table-cell>
        </table:table-row>
      </table:table>
      <text:p text:style-name="P19"><text:soft-page-break/></text:p>
      <text:p text:style-name="P9"><draw:frame draw:style-name="fr1" draw:name="Frame1" text:anchor-type="paragraph" svg:x="11.779cm" svg:y="0.046cm" svg:width="7.064cm" style:rel-width="scale" svg:height="16.129cm" style:rel-height="scale" draw:z-index="3"><draw:text-box><table:table table:name="Таблица3" table:style-name="Таблица3"><table:table-column table:style-name="Таблица3.A"/><table:table-column table:style-name="Таблица3.B"/><table:table-row><table:table-cell table:style-name="Таблица3.A1" table:number-columns-spanned="2" office:value-type="string"><text:p text:style-name="P23"><text:span text:style-name="Основной_20_шрифт_20_абзаца"><text:span text:style-name="T19">Таблица </text:span></text:span><text:span text:style-name="Основной_20_шрифт_20_абзаца"><text:span text:style-name="T20">3</text:span></text:span><text:span text:style-name="Основной_20_шрифт_20_абзаца"><text:span text:style-name="T19">.</text:span></text:span></text:p></table:table-cell><table:covered-table-cell/></table:table-row><table:table-row><table:table-cell table:style-name="Таблица3.A1" table:number-columns-spanned="2" office:value-type="string"><text:p text:style-name="P25">Типы АЛ операций</text:p></table:table-cell><table:covered-table-cell/></table:table-row><table:table-row><table:table-cell table:style-name="Таблица3.A1" office:value-type="string"><text:p text:style-name="P25">00000</text:p></table:table-cell><table:table-cell table:style-name="Таблица3.A1" office:value-type="string"><text:p text:style-name="P25">AND</text:p></table:table-cell></table:table-row><table:table-row><table:table-cell table:style-name="Таблица3.A1" office:value-type="string"><text:p text:style-name="P25">00001</text:p></table:table-cell><table:table-cell table:style-name="Таблица3.A1" office:value-type="string"><text:p text:style-name="P25">EOR</text:p></table:table-cell></table:table-row><table:table-row><table:table-cell table:style-name="Таблица3.A1" office:value-type="string"><text:p text:style-name="P25">00010</text:p></table:table-cell><table:table-cell table:style-name="Таблица3.A1" office:value-type="string"><text:p text:style-name="P25">ORR</text:p></table:table-cell></table:table-row><table:table-row><table:table-cell table:style-name="Таблица3.A1" office:value-type="string"><text:p text:style-name="P25">00011</text:p></table:table-cell><table:table-cell table:style-name="Таблица3.A1" office:value-type="string"><text:p text:style-name="P25">TST</text:p></table:table-cell></table:table-row><table:table-row><table:table-cell table:style-name="Таблица3.A1" office:value-type="string"><text:p text:style-name="P25">00100</text:p></table:table-cell><table:table-cell table:style-name="Таблица3.A1" office:value-type="string"><text:p text:style-name="P25">TEQ</text:p></table:table-cell></table:table-row><table:table-row><table:table-cell table:style-name="Таблица3.A1" office:value-type="string"><text:p text:style-name="P25">00101</text:p></table:table-cell><table:table-cell table:style-name="Таблица3.A1" office:value-type="string"><text:p text:style-name="P25">CMP</text:p></table:table-cell></table:table-row><table:table-row><table:table-cell table:style-name="Таблица3.A1" office:value-type="string"><text:p text:style-name="P25">00110</text:p></table:table-cell><table:table-cell table:style-name="Таблица3.A1" office:value-type="string"><text:p text:style-name="P25">CMN</text:p></table:table-cell></table:table-row><table:table-row><table:table-cell table:style-name="Таблица3.A1" office:value-type="string"><text:p text:style-name="P25">00111</text:p></table:table-cell><table:table-cell table:style-name="Таблица3.A1" office:value-type="string"><text:p text:style-name="P24">ADD</text:p></table:table-cell></table:table-row><table:table-row><table:table-cell table:style-name="Таблица3.A1" office:value-type="string"><text:p text:style-name="P25">01000</text:p></table:table-cell><table:table-cell table:style-name="Таблица3.A1" office:value-type="string"><text:p text:style-name="P24">SUB</text:p></table:table-cell></table:table-row><table:table-row><table:table-cell table:style-name="Таблица3.A1" office:value-type="string"><text:p text:style-name="P25">01001</text:p></table:table-cell><table:table-cell table:style-name="Таблица3.A1" office:value-type="string"><text:p text:style-name="P24">ADC</text:p></table:table-cell></table:table-row><table:table-row><table:table-cell table:style-name="Таблица3.A1" office:value-type="string"><text:p text:style-name="P25">01010</text:p></table:table-cell><table:table-cell table:style-name="Таблица3.A1" office:value-type="string"><text:p text:style-name="P24">RSB</text:p></table:table-cell></table:table-row><table:table-row><table:table-cell table:style-name="Таблица3.A1" office:value-type="string"><text:p text:style-name="P25">01011</text:p></table:table-cell><table:table-cell table:style-name="Таблица3.A1" office:value-type="string"><text:p text:style-name="P24">SBC</text:p></table:table-cell></table:table-row><table:table-row><table:table-cell table:style-name="Таблица3.A1" office:value-type="string"><text:p text:style-name="P25">01100</text:p></table:table-cell><table:table-cell table:style-name="Таблица3.A1" office:value-type="string"><text:p text:style-name="P24">MVN</text:p></table:table-cell></table:table-row><table:table-row><table:table-cell table:style-name="Таблица3.A1" office:value-type="string"><text:p text:style-name="P25">01101</text:p></table:table-cell><table:table-cell table:style-name="Таблица3.A1" office:value-type="string"><text:p text:style-name="P24">LSL</text:p></table:table-cell></table:table-row><table:table-row><table:table-cell table:style-name="Таблица3.A1" office:value-type="string"><text:p text:style-name="P25">01110</text:p></table:table-cell><table:table-cell table:style-name="Таблица3.A1" office:value-type="string"><text:p text:style-name="P24">ASR</text:p></table:table-cell></table:table-row><table:table-row><table:table-cell table:style-name="Таблица3.A1" office:value-type="string"><text:p text:style-name="P25">01111</text:p></table:table-cell><table:table-cell table:style-name="Таблица3.A1" office:value-type="string"><text:p text:style-name="P24">RRX</text:p></table:table-cell></table:table-row><table:table-row><table:table-cell table:style-name="Таблица3.A1" office:value-type="string"><text:p text:style-name="P25">10000</text:p></table:table-cell><table:table-cell table:style-name="Таблица3.A1" office:value-type="string"><text:p text:style-name="P24">ROR</text:p></table:table-cell></table:table-row><table:table-row><table:table-cell table:style-name="Таблица3.A1" office:value-type="string"><text:p text:style-name="P25">10001</text:p></table:table-cell><table:table-cell table:style-name="Таблица3.A1" office:value-type="string"><text:p text:style-name="P24">BSWP</text:p></table:table-cell></table:table-row><table:table-row><table:table-cell table:style-name="Таблица3.A1" office:value-type="string"><text:p text:style-name="P25">10010</text:p></table:table-cell><table:table-cell table:style-name="Таблица3.A1" office:value-type="string"><text:p text:style-name="P24">SWR</text:p></table:table-cell></table:table-row><table:table-row><table:table-cell table:style-name="Таблица3.A1" office:value-type="string"><text:p text:style-name="P25">10011</text:p></table:table-cell><table:table-cell table:style-name="Таблица3.A1" office:value-type="string"><text:p text:style-name="P24">UADDPB</text:p></table:table-cell></table:table-row><table:table-row><table:table-cell table:style-name="Таблица3.A1" office:value-type="string"><text:p text:style-name="P25">10100</text:p></table:table-cell><table:table-cell table:style-name="Таблица3.A1" office:value-type="string"><text:p text:style-name="P24">UADDPH</text:p></table:table-cell></table:table-row><table:table-row><table:table-cell table:style-name="Таблица3.A1" office:value-type="string"><text:p text:style-name="P25">10101</text:p></table:table-cell><table:table-cell table:style-name="Таблица3.A1" office:value-type="string"><text:p text:style-name="P24">UADDPW</text:p></table:table-cell></table:table-row><table:table-row><table:table-cell table:style-name="Таблица3.A1" office:value-type="string"><text:p text:style-name="P25">10110</text:p></table:table-cell><table:table-cell table:style-name="Таблица3.A1" office:value-type="string"><text:p text:style-name="P24">SADDPB</text:p></table:table-cell></table:table-row><table:table-row><table:table-cell table:style-name="Таблица3.A1" office:value-type="string"><text:p text:style-name="P25">10111</text:p></table:table-cell><table:table-cell table:style-name="Таблица3.A1" office:value-type="string"><text:p text:style-name="P24">SADDPH</text:p></table:table-cell></table:table-row><table:table-row><table:table-cell table:style-name="Таблица3.A1" office:value-type="string"><text:p text:style-name="P25">11000</text:p></table:table-cell><table:table-cell table:style-name="Таблица3.A1" office:value-type="string"><text:p text:style-name="P24">SADDPW</text:p></table:table-cell></table:table-row><table:table-row><table:table-cell table:style-name="Таблица3.A1" office:value-type="string"><text:p text:style-name="P25">11001</text:p></table:table-cell><table:table-cell table:style-name="Таблица3.A1" office:value-type="string"><text:p text:style-name="P24">VUADDB</text:p></table:table-cell></table:table-row><table:table-row><table:table-cell table:style-name="Таблица3.A1" office:value-type="string"><text:p text:style-name="P25">11010</text:p></table:table-cell><table:table-cell table:style-name="Таблица3.A1" office:value-type="string"><text:p text:style-name="P24">VUADDH</text:p></table:table-cell></table:table-row><table:table-row><table:table-cell table:style-name="Таблица3.A1" office:value-type="string"><text:p text:style-name="P25">11011</text:p></table:table-cell><table:table-cell table:style-name="Таблица3.A1" office:value-type="string"><text:p text:style-name="P24">VSADDB</text:p></table:table-cell></table:table-row><table:table-row><table:table-cell table:style-name="Таблица3.A1" office:value-type="string"><text:p text:style-name="P25">11100</text:p></table:table-cell><table:table-cell table:style-name="Таблица3.A1" office:value-type="string"><text:p text:style-name="P24">VSADDH</text:p></table:table-cell></table:table-row></table:table><text:p text:style-name="Обычный"/></draw:text-box></draw:frame><text:span text:style-name="Основной_20_шрифт_20_абзаца"><text:span text:style-name="T6">Если первый бит поля </text:span></text:span><text:span text:style-name="Основной_20_шрифт_20_абзаца"><text:span text:style-name="T8">cond</text:span></text:span><text:span text:style-name="Основной_20_шрифт_20_абзаца"><text:span text:style-name="T6"> – условие </text:span></text:span><text:span text:style-name="Основной_20_шрифт_20_абзаца"><text:span text:style-name="T6"><text:tab/></text:span></text:span><text:span text:style-name="Основной_20_шрифт_20_абзаца"><text:span text:style-name="T6">исполнения на </text:span></text:span><text:span text:style-name="Основной_20_шрифт_20_абзаца"><text:span text:style-name="T8">Master</text:span></text:span><text:span text:style-name="Основной_20_шрифт_20_абзаца"><text:span text:style-name="T6">-ядре.</text:span></text:span></text:p>
      <text:h text:style-name="P86" text:outline-level="3">ALU</text:h>
      <text:list xml:id="list5140049231326605695" text:style-name="WWNum29">
        <text:list-item>
          <text:p text:style-name="P68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8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68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68"><text:span text:style-name="Основной_20_шрифт_20_абзаца"><text:span text:style-name="T5">[11] <text:s/></text:span></text:span><text:span text:style-name="Основной_20_шрифт_20_абзаца"><text:span text:style-name="T7">I</text:span></text:span><text:span text:style-name="Основной_20_шрифт_20_абзаца"><text:span text:style-name="T5"> – определение типа третьего операнда.(1-imm)</text:span></text:span></text:p>
        </text:list-item>
        <text:list-item>
          <text:p text:style-name="P56">[12] – (1-влияет )влияние на флаговый регистр</text:p>
        </text:list-item>
        <text:list-item>
          <text:p text:style-name="P68"><text:span text:style-name="Основной_20_шрифт_20_абзаца"><text:span text:style-name="T5">[13:17] – </text:span></text:span><text:span text:style-name="Основной_20_шрифт_20_абзаца"><text:span text:style-name="T7">func</text:span></text:span><text:span text:style-name="Основной_20_шрифт_20_абзаца"><text:span text:style-name="T5"> – тип операции (Таблица </text:span></text:span><text:span text:style-name="Основной_20_шрифт_20_абзаца"><text:span text:style-name="T7">3</text:span></text:span><text:span text:style-name="Основной_20_шрифт_20_абзаца"><text:span text:style-name="T5">)</text:span></text:span></text:p>
        </text:list-item>
        <text:list-item>
          <text:p text:style-name="P61">[19:24] – Rn</text:p>
        </text:list-item>
        <text:list-item>
          <text:p text:style-name="P61">[25:30] – Rd</text:p>
        </text:list-item>
      </text:list>
      <text:p text:style-name="P2"><text:span text:style-name="Основной_20_шрифт_20_абзаца"><text:span text:style-name="T5">Если</text:span></text:span><text:span text:style-name="Основной_20_шрифт_20_абзаца"><text:span text:style-name="T7"> I = 0:</text:span></text:span></text:p>
      <text:list xml:id="list22796318" text:continue-numbering="true" text:style-name="WWNum29">
        <text:list-item>
          <text:p text:style-name="P61">[31:36] –Rm/Rm1</text:p>
        </text:list-item>
        <text:list-item>
          <text:p text:style-name="P61">[37:42] –Ra/Rm2</text:p>
        </text:list-item>
        <text:list-item>
          <text:p text:style-name="P68"><text:span text:style-name="Основной_20_шрифт_20_абзаца"><text:span text:style-name="T5">[43:58] – </text:span></text:span><text:span text:style-name="Основной_20_шрифт_20_абзаца"><text:span text:style-name="T7">imm</text:span></text:span><text:span text:style-name="Основной_20_шрифт_20_абзаца"><text:span text:style-name="T5">16 или только половина: </text:span></text:span><text:span text:style-name="Основной_20_шрифт_20_абзаца"><text:span text:style-name="T7">imm</text:span></text:span><text:span text:style-name="Основной_20_шрифт_20_абзаца"><text:span text:style-name="T5">8(в зависимости от инструкции)</text:span></text:span></text:p>
        </text:list-item>
      </text:list>
      <text:p text:style-name="P2"><text:span text:style-name="Основной_20_шрифт_20_абзаца"><text:span text:style-name="T5">Если </text:span></text:span><text:span text:style-name="Основной_20_шрифт_20_абзаца"><text:span text:style-name="T7">I</text:span></text:span><text:span text:style-name="Основной_20_шрифт_20_абзаца"><text:span text:style-name="T5"> = 1:</text:span></text:span></text:p>
      <text:list xml:id="list22799366" text:continue-numbering="true" text:style-name="WWNum29">
        <text:list-item>
          <text:p text:style-name="P68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</text:span></text:span></text:p>
        </text:list-item>
        <text:list-item>
          <text:p text:style-name="P56">[63] - резерв</text:p>
        </text:list-item>
      </text:list>
      <text:h text:style-name="P86" text:outline-level="3">MUL</text:h>
      <text:list xml:id="list8041596729045935280" text:style-name="WWNum30">
        <text:list-item>
          <text:p text:style-name="P69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69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</text:span></text:span><text:span text:style-name="Основной_20_шрифт_20_абзаца"><text:span text:style-name="T5">вия</text:span></text:span></text:p>
        </text:list-item>
        <text:list-item>
          <text:p text:style-name="P69"><text:span text:style-name="Основной_20_шрифт_20_абзаца"><text:span text:style-name="T5">[7:10]</text:span></text:span><text:span text:style-name="Основной_20_шрифт_20_абзаца"><text:span text:style-name="T5"><text:tab/>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57">[11]<text:tab/>– тип операции (Умножение 0 / умножение с накоплением 1) A(accumulation)</text:p>
        </text:list-item>
        <text:list-item>
          <text:p text:style-name="P69"><text:soft-page-break/><text:span text:style-name="Основной_20_шрифт_20_абзаца"><text:span text:style-name="T5">[12] </text:span></text:span><text:span text:style-name="Основной_20_шрифт_20_абзаца"><text:span text:style-name="T5"><text:tab/>– тип третьего операнда (1 - imm)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) или знак (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)1 - „-“</text:span></text:span></text:p>
        </text:list-item>
        <text:list-item>
          <text:p text:style-name="P69"><text:span text:style-name="Основной_20_шрифт_20_абзаца"><text:span text:style-name="T5">[13:18] – </text:span></text:span><text:span text:style-name="Основной_20_шрифт_20_абзаца"><text:span text:style-name="T7">Ra</text:span></text:span></text:p>
        </text:list-item>
        <text:list-item>
          <text:p text:style-name="P69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69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69"><text:span text:style-name="Основной_20_шрифт_20_абзаца"><text:span text:style-name="T5">[31:36] –</text:span></text:span><text:span text:style-name="Основной_20_шрифт_20_абзаца"><text:span text:style-name="T7">Rm</text:span></text:span></text:p>
        </text:list-item>
      </text:list>
      <text:p text:style-name="P3">Если предполагается наличие непосредственного значения:</text:p>
      <text:list xml:id="list22809449" text:continue-numbering="true" text:style-name="WWNum30">
        <text:list-item>
          <text:p text:style-name="P69"><text:span text:style-name="Основной_20_шрифт_20_абзаца"><text:span text:style-name="T5">[31:62] – </text:span></text:span><text:span text:style-name="Основной_20_шрифт_20_абзаца"><text:span text:style-name="T7">imm</text:span></text:span><text:span text:style-name="Основной_20_шрифт_20_абзаца"><text:span text:style-name="T5">32.</text:span></text:span></text:p>
        </text:list-item>
        <text:list-item>
          <text:p text:style-name="P57">[63] – резерв</text:p>
        </text:list-item>
      </text:list>
      <text:p text:style-name="P6">Замечание.</text:p>
      <text:p text:style-name="P27"><text:span text:style-name="Основной_20_шрифт_20_абзаца"><text:span text:style-name="T5">Коды инструкции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: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0 [13] = 1.</text:span></text:span></text:p>
      <text:p text:style-name="P27"><text:span text:style-name="Основной_20_шрифт_20_абзаца"><text:span text:style-name="T5">Инструкции, </text:span></text:span><text:span text:style-name="Основной_20_шрифт_20_абзаца"><text:span text:style-name="T7">MUL</text:span></text:span><text:span text:style-name="Основной_20_шрифт_20_абзаца"><text:span text:style-name="T5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imm</text:span></text:span><text:span text:style-name="Основной_20_шрифт_20_абзаца"><text:span text:style-name="T5">32.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MUL</text:span></text:span><text:span text:style-name="Основной_20_шрифт_20_абзаца"><text:span text:style-name="T5">, [11] = 1, [12] = 1 <text:s text:c="4"/>[13] = 0.</text:span></text:span></text:p>
      <text:p text:style-name="P27"><draw:frame draw:style-name="fr1" draw:name="Frame3" text:anchor-type="paragraph" svg:x="11.396cm" svg:y="1.08cm" svg:width="7.064cm" style:rel-width="scale" svg:height="4.022cm" style:rel-height="scale" draw:z-index="0"><draw:text-box><table:table table:name="Таблица4" table:style-name="Таблица4"><table:table-column table:style-name="Таблица4.A"/><table:table-column table:style-name="Таблица4.B"/><table:table-row><table:table-cell table:style-name="Таблица4.A1" table:number-columns-spanned="2" office:value-type="string"><text:p text:style-name="P23"><text:span text:style-name="Основной_20_шрифт_20_абзаца"><text:span text:style-name="T19">Таблица </text:span></text:span><text:span text:style-name="Основной_20_шрифт_20_абзаца"><text:span text:style-name="T20">4</text:span></text:span><text:span text:style-name="Основной_20_шрифт_20_абзаца"><text:span text:style-name="T19">.</text:span></text:span></text:p></table:table-cell><table:covered-table-cell/></table:table-row><table:table-row><table:table-cell table:style-name="Таблица4.A1" table:number-columns-spanned="2" office:value-type="string"><text:p text:style-name="P23"><text:span text:style-name="Основной_20_шрифт_20_абзаца"><text:span text:style-name="T19">Коды инструкций</text:span></text:span><text:span text:style-name="Основной_20_шрифт_20_абзаца"><text:span text:style-name="T20"> </text:span></text:span><text:span text:style-name="Основной_20_шрифт_20_абзаца"><text:span text:style-name="T19">прехода</text:span></text:span></text:p></table:table-cell><table:covered-table-cell/></table:table-row><table:table-row><table:table-cell table:style-name="Таблица4.A1" office:value-type="string"><text:p text:style-name="P25">0000</text:p></table:table-cell><table:table-cell table:style-name="Таблица4.A1" office:value-type="string"><text:p text:style-name="P24">BL</text:p></table:table-cell></table:table-row><table:table-row><table:table-cell table:style-name="Таблица4.A1" office:value-type="string"><text:p text:style-name="P25">0001/1001</text:p></table:table-cell><table:table-cell table:style-name="Таблица4.A1" office:value-type="string"><text:p text:style-name="P24">BO(imm)/BO(reg)</text:p></table:table-cell></table:table-row><table:table-row><table:table-cell table:style-name="Таблица4.A1" office:value-type="string"><text:p text:style-name="P25">0010/1010</text:p></table:table-cell><table:table-cell table:style-name="Таблица4.A1" office:value-type="string"><text:p text:style-name="P24">B(imm)/B(reg)</text:p></table:table-cell></table:table-row><table:table-row><table:table-cell table:style-name="Таблица4.A1" office:value-type="string"><text:p text:style-name="P25">0011</text:p></table:table-cell><table:table-cell table:style-name="Таблица4.A1" office:value-type="string"><text:p text:style-name="P24">RET</text:p></table:table-cell></table:table-row><table:table-row><table:table-cell table:style-name="Таблица4.A1" office:value-type="string"><text:p text:style-name="P25">0100</text:p></table:table-cell><table:table-cell table:style-name="Таблица4.A1" office:value-type="string"><text:p text:style-name="P24">XRET</text:p></table:table-cell></table:table-row></table:table><text:p text:style-name="Обычный"/></draw:text-box></draw:frame><text:span text:style-name="Основной_20_шрифт_20_абзаца"><text:span text:style-name="T5">А, например инструкция </text:span></text:span><text:span text:style-name="Основной_20_шрифт_20_абзаца"><text:span text:style-name="T8">SMULL</text:span></text:span><text:span text:style-name="Основной_20_шрифт_20_абзаца"><text:span text:style-name="T6"> </text:span></text:span><text:span text:style-name="Основной_20_шрифт_20_абзаца"><text:span text:style-name="T7">Rd</text:span></text:span><text:span text:style-name="Основной_20_шрифт_20_абзаца"><text:span text:style-name="T5">, </text:span></text:span><text:span text:style-name="Основной_20_шрифт_20_абзаца"><text:span text:style-name="T7">Rn</text:span></text:span><text:span text:style-name="Основной_20_шрифт_20_абзаца"><text:span text:style-name="T5">, </text:span></text:span><text:span text:style-name="Основной_20_шрифт_20_абзаца"><text:span text:style-name="T7">Rm</text:span></text:span><text:span text:style-name="Основной_20_шрифт_20_абзаца"><text:span text:style-name="T5">, </text:span></text:span><text:span text:style-name="Основной_20_шрифт_20_абзаца"><text:span text:style-name="T7">Ra</text:span></text:span><text:span text:style-name="Основной_20_шрифт_20_абзаца"><text:span text:style-name="T5"> Поле </text:span></text:span><text:span text:style-name="Основной_20_шрифт_20_абзаца"><text:span text:style-name="T7">opcode</text:span></text:span><text:span text:style-name="Основной_20_шрифт_20_абзаца"><text:span text:style-name="T5"> = </text:span></text:span><text:span text:style-name="Основной_20_шрифт_20_абзаца"><text:span text:style-name="T7">wMUL</text:span></text:span><text:span text:style-name="Основной_20_шрифт_20_абзаца"><text:span text:style-name="T5">, [11] = 1, [12] = 1, [13] = 0. Для </text:span></text:span><text:span text:style-name="Основной_20_шрифт_20_абзаца"><text:span text:style-name="T7">UMULL</text:span></text:span><text:span text:style-name="Основной_20_шрифт_20_абзаца"><text:span text:style-name="T5"> [12] = 0</text:span></text:span></text:p>
      <text:p text:style-name="P7">Умножение всегда влияет на регистр флагов.</text:p>
      <text:h text:style-name="P87" text:outline-level="3"><text:s/>Команды доступа в память</text:h>
      <text:list xml:id="list5798656938055175634" text:style-name="WWNum27">
        <text:list-item>
          <text:p text:style-name="P70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0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0"><draw:frame draw:style-name="fr1" draw:name="Frame4" text:anchor-type="paragraph" svg:x="11.437cm" svg:y="0.125cm" svg:width="7.064cm" style:rel-width="scale" svg:height="7.553cm" style:rel-height="scale" draw:z-index="1"><draw:text-box><table:table table:name="Таблица5" table:style-name="Таблица5"><table:table-column table:style-name="Таблица5.A"/><table:table-column table:style-name="Таблица5.B"/><table:table-row><table:table-cell table:style-name="Таблица5.A1" table:number-columns-spanned="2" office:value-type="string"><text:p text:style-name="P23"><text:span text:style-name="Основной_20_шрифт_20_абзаца"><text:span text:style-name="T19">Таблица </text:span></text:span><text:span text:style-name="Основной_20_шрифт_20_абзаца"><text:span text:style-name="T20">5</text:span></text:span><text:span text:style-name="Основной_20_шрифт_20_абзаца"><text:span text:style-name="T19">.</text:span></text:span></text:p></table:table-cell><table:covered-table-cell/></table:table-row><table:table-row><table:table-cell table:style-name="Таблица5.A1" table:number-columns-spanned="2" office:value-type="string"><text:p text:style-name="P25">Коды системных инструкций</text:p></table:table-cell><table:covered-table-cell/></table:table-row><table:table-row><table:table-cell table:style-name="Таблица5.A1" office:value-type="string"><text:p text:style-name="P25">0000</text:p></table:table-cell><table:table-cell table:style-name="Таблица5.A1" office:value-type="string"><text:p text:style-name="P24">INSY</text:p></table:table-cell></table:table-row><table:table-row><table:table-cell table:style-name="Таблица5.A1" office:value-type="string"><text:p text:style-name="P25">0001</text:p></table:table-cell><table:table-cell table:style-name="Таблица5.A1" office:value-type="string"><text:p text:style-name="P24">IN</text:p></table:table-cell></table:table-row><table:table-row><table:table-cell table:style-name="Таблица5.A1" office:value-type="string"><text:p text:style-name="P25">0010</text:p></table:table-cell><table:table-cell table:style-name="Таблица5.A1" office:value-type="string"><text:p text:style-name="P24">OUTSY</text:p></table:table-cell></table:table-row><table:table-row><table:table-cell table:style-name="Таблица5.A1" office:value-type="string"><text:p text:style-name="P25">0011</text:p></table:table-cell><table:table-cell table:style-name="Таблица5.A1" office:value-type="string"><text:p text:style-name="P24">OUT</text:p></table:table-cell></table:table-row><table:table-row><table:table-cell table:style-name="Таблица5.A1" office:value-type="string"><text:p text:style-name="P25">0 100</text:p></table:table-cell><table:table-cell table:style-name="Таблица5.A1" office:value-type="string"><text:p text:style-name="P24">SFL</text:p></table:table-cell></table:table-row><table:table-row><table:table-cell table:style-name="Таблица5.A1" office:value-type="string"><text:p text:style-name="P25">0101</text:p></table:table-cell><table:table-cell table:style-name="Таблица5.A1" office:value-type="string"><text:p text:style-name="P24">LFL</text:p></table:table-cell></table:table-row><table:table-row><table:table-cell table:style-name="Таблица5.A1" office:value-type="string"><text:p text:style-name="P25">0110</text:p></table:table-cell><table:table-cell table:style-name="Таблица5.A1" office:value-type="string"><text:p text:style-name="P24">SMF</text:p></table:table-cell></table:table-row><table:table-row><table:table-cell table:style-name="Таблица5.A1" office:value-type="string"><text:p text:style-name="P25">0111</text:p></table:table-cell><table:table-cell table:style-name="Таблица5.A1" office:value-type="string"><text:p text:style-name="P24">SINT</text:p></table:table-cell></table:table-row><table:table-row><table:table-cell table:style-name="Таблица5.A1" office:value-type="string"><text:p text:style-name="P25">1000</text:p></table:table-cell><table:table-cell table:style-name="Таблица5.A1" office:value-type="string"><text:p text:style-name="P24">BINT</text:p></table:table-cell></table:table-row><table:table-row><table:table-cell table:style-name="Таблица5.A1" office:value-type="string"><text:p text:style-name="P25">1001</text:p></table:table-cell><table:table-cell table:style-name="Таблица5.A1" office:value-type="string"><text:p text:style-name="P24">UINT</text:p></table:table-cell></table:table-row><table:table-row><table:table-cell table:style-name="Таблица5.A1" office:value-type="string"><text:p text:style-name="P25">1010</text:p></table:table-cell><table:table-cell table:style-name="Таблица5.A1" office:value-type="string"><text:p text:style-name="P24">CINT</text:p></table:table-cell></table:table-row><table:table-row><table:table-cell table:style-name="Таблица5.A1" office:value-type="string"><text:p text:style-name="P25">1011</text:p></table:table-cell><table:table-cell table:style-name="Таблица5.A1" office:value-type="string"><text:p text:style-name="P24">INT</text:p></table:table-cell></table:table-row></table:table><text:p text:style-name="Обычный"/></draw:text-box></draw:frame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0"><text:span text:style-name="Основной_20_шрифт_20_абзаца"><text:span text:style-name="T5">[11] – тип операции (0 — </text:span></text:span><text:span text:style-name="Основной_20_шрифт_20_абзаца"><text:span text:style-name="T7">store</text:span></text:span><text:span text:style-name="Основной_20_шрифт_20_абзаца"><text:span text:style-name="T5">/ 1 - </text:span></text:span><text:span text:style-name="Основной_20_шрифт_20_абзаца"><text:span text:style-name="T7">load</text:span></text:span><text:span text:style-name="Основной_20_шрифт_20_абзаца"><text:span text:style-name="T5">)</text:span></text:span></text:p>
        </text:list-item>
        <text:list-item>
          <text:p text:style-name="P58">[12:13] – размер операндов(64/32/16/8 бит)</text:p>
        </text:list-item>
        <text:list-item>
          <text:p text:style-name="P62">[14:18] - Scale</text:p>
        </text:list-item>
        <text:list-item>
          <text:p text:style-name="P70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0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0"><text:span text:style-name="Основной_20_шрифт_20_абзаца"><text:span text:style-name="T5">[3</text:span></text:span><text:span text:style-name="Основной_20_шрифт_20_абзаца"><text:span text:style-name="T7">1</text:span></text:span><text:span text:style-name="Основной_20_шрифт_20_абзаца"><text:span text:style-name="T5">:6</text:span></text:span><text:span text:style-name="Основной_20_шрифт_20_абзаца"><text:span text:style-name="T7">2</text:span></text:span><text:span text:style-name="Основной_20_шрифт_20_абзаца"><text:span text:style-name="T5">] –</text:span></text:span><text:span text:style-name="Основной_20_шрифт_20_абзаца"><text:span text:style-name="T7"> offset</text:span></text:span><text:span text:style-name="Основной_20_шрифт_20_абзаца"><text:span text:style-name="T5"> </text:span></text:span><text:span text:style-name="Основной_20_шрифт_20_абзаца"><text:span text:style-name="T7">(imm</text:span></text:span><text:span text:style-name="Основной_20_шрифт_20_абзаца"><text:span text:style-name="T5">32</text:span></text:span><text:span text:style-name="Основной_20_шрифт_20_абзаца"><text:span text:style-name="T7">) </text:span></text:span><text:span text:style-name="Основной_20_шрифт_20_абзаца"><text:span text:style-name="T5">.</text:span></text:span></text:p>
        </text:list-item>
      </text:list>
      <text:h text:style-name="P87" text:outline-level="3">Команды перехода.</text:h>
      <text:list xml:id="list8964114766900788228" text:style-name="WWNum28">
        <text:list-item>
          <text:p text:style-name="P71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1"><text:soft-page-break/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1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1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4</text:span></text:span><text:span text:style-name="Основной_20_шрифт_20_абзаца"><text:span text:style-name="T5">)</text:span></text:span></text:p>
        </text:list-item>
        <text:list-item>
          <text:p text:style-name="P71"><text:span text:style-name="Основной_20_шрифт_20_абзаца"><text:span text:style-name="T5">[19:24] – </text:span></text:span><text:span text:style-name="Основной_20_шрифт_20_абзаца"><text:span text:style-name="T7">R</text:span></text:span></text:p>
        </text:list-item>
      </text:list>
      <text:p text:style-name="P2"><draw:frame draw:style-name="fr1" draw:name="Frame5" text:anchor-type="paragraph" svg:x="12.607cm" svg:y="-0.005cm" svg:width="6.061cm" style:rel-width="scale" svg:height="4.103cm" style:rel-height="scale" draw:z-index="2"><draw:text-box><table:table table:name="Таблица6" table:style-name="Таблица6"><table:table-column table:style-name="Таблица6.A"/><table:table-column table:style-name="Таблица6.B"/><table:table-column table:style-name="Таблица6.C"/><table:table-row><table:table-cell table:style-name="Таблица6.A1" table:number-columns-spanned="3" office:value-type="string"><text:p text:style-name="P25">Таблица 6.</text:p></table:table-cell><table:covered-table-cell/><table:covered-table-cell/></table:table-row><table:table-row><table:table-cell table:style-name="Таблица6.A1" table:number-columns-spanned="3" office:value-type="string"><text:p text:style-name="P24">[0:1]</text:p></table:table-cell><table:covered-table-cell/><table:covered-table-cell/></table:table-row><table:table-row><table:table-cell table:style-name="Таблица6.A1" office:value-type="string"><text:p text:style-name="P25">Код</text:p></table:table-cell><table:table-cell table:style-name="Таблица6.A1" office:value-type="string"><text:p text:style-name="P25">префикс</text:p></table:table-cell><table:table-cell table:style-name="Таблица6.A1" office:value-type="string"><text:p text:style-name="P25">описание</text:p></table:table-cell></table:table-row><table:table-row><table:table-cell table:style-name="Таблица6.A1" office:value-type="string"><text:p text:style-name="P25">0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5">01</text:p></table:table-cell><table:table-cell table:style-name="Таблица6.A1" office:value-type="string"><text:p text:style-name="P24">EIH</text:p></table:table-cell><table:table-cell table:style-name="Таблица6.A1" office:value-type="string"><text:p text:style-name="P26">INT</text:p></table:table-cell></table:table-row><table:table-row><table:table-cell table:style-name="Таблица6.A1" office:value-type="string"><text:p text:style-name="P24">11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table:table-row><table:table-cell table:style-name="Таблица6.A1" office:value-type="string"><text:p text:style-name="P24">10</text:p></table:table-cell><table:table-cell table:style-name="Таблица6.A1" office:value-type="string"><text:p text:style-name="P25">Нет</text:p></table:table-cell><table:table-cell table:style-name="Таблица6.A1" office:value-type="string"><text:p text:style-name="P24">Ignore</text:p></table:table-cell></table:table-row></table:table><text:p text:style-name="Обычный"/></draw:text-box></draw:frame><text:span text:style-name="Основной_20_шрифт_20_абзаца"><text:span text:style-name="T5">Либо, в зависимости от типа операции:</text:span></text:span></text:p>
      <text:list xml:id="list22799654" text:continue-numbering="true" text:style-name="WWNum28">
        <text:list-item>
          <text:p text:style-name="P71"><text:span text:style-name="Основной_20_шрифт_20_абзаца"><text:span text:style-name="T5">[15:62] – </text:span></text:span><text:span text:style-name="Основной_20_шрифт_20_абзаца"><text:span text:style-name="T7">imm</text:span></text:span><text:span text:style-name="Основной_20_шрифт_20_абзаца"><text:span text:style-name="T5">48</text:span></text:span></text:p>
        </text:list-item>
      </text:list>
      <text:h text:style-name="P87" text:outline-level="3">Системные инструкции</text:h>
      <text:list xml:id="list22811850" text:continue-numbering="true" text:style-name="WWNum28">
        <text:list-item>
          <text:p text:style-name="P71"><text:span text:style-name="Основной_20_шрифт_20_абзаца"><text:span text:style-name="T7">[0:</text:span></text:span><text:span text:style-name="Основной_20_шрифт_20_абзаца"><text:span text:style-name="T5">1</text:span></text:span><text:span text:style-name="Основной_20_шрифт_20_абзаца"><text:span text:style-name="T7">] </text:span></text:span><text:span text:style-name="Основной_20_шрифт_20_абзаца"><text:span text:style-name="T5">– привилегии</text:span></text:span></text:p>
        </text:list-item>
        <text:list-item>
          <text:p text:style-name="P71"><text:span text:style-name="Основной_20_шрифт_20_абзаца"><text:span text:style-name="T7">[2:6] </text:span></text:span><text:span text:style-name="Основной_20_шрифт_20_абзаца"><text:span text:style-name="T5">– </text:span></text:span><text:span text:style-name="Основной_20_шрифт_20_абзаца"><text:span text:style-name="T7">cond</text:span></text:span><text:span text:style-name="Основной_20_шрифт_20_абзаца"><text:span text:style-name="T5"> код условия</text:span></text:span></text:p>
        </text:list-item>
        <text:list-item>
          <text:p text:style-name="P71"><text:span text:style-name="Основной_20_шрифт_20_абзаца"><text:span text:style-name="T5">[7:10] – </text:span></text:span><text:span text:style-name="Основной_20_шрифт_20_абзаца"><text:span text:style-name="T7">opcode</text:span></text:span><text:span text:style-name="Основной_20_шрифт_20_абзаца"><text:span text:style-name="T5"> код операции.</text:span></text:span></text:p>
        </text:list-item>
        <text:list-item>
          <text:p text:style-name="P71"><text:span text:style-name="Основной_20_шрифт_20_абзаца"><text:span text:style-name="T5">[11:14] – тип операции (Таблица </text:span></text:span><text:span text:style-name="Основной_20_шрифт_20_абзаца"><text:span text:style-name="T7">5</text:span></text:span><text:span text:style-name="Основной_20_шрифт_20_абзаца"><text:span text:style-name="T5">)</text:span></text:span></text:p>
        </text:list-item>
        <text:list-item>
          <text:p text:style-name="P59">[15:18] – xxxxxxxx</text:p>
        </text:list-item>
        <text:list-item>
          <text:p text:style-name="P71"><text:span text:style-name="Основной_20_шрифт_20_абзаца"><text:span text:style-name="T5">[19:24] – </text:span></text:span><text:span text:style-name="Основной_20_шрифт_20_абзаца"><text:span text:style-name="T7">Rn</text:span></text:span></text:p>
        </text:list-item>
        <text:list-item>
          <text:p text:style-name="P71"><text:span text:style-name="Основной_20_шрифт_20_абзаца"><text:span text:style-name="T5">[25:30] – </text:span></text:span><text:span text:style-name="Основной_20_шрифт_20_абзаца"><text:span text:style-name="T7">Rd</text:span></text:span></text:p>
        </text:list-item>
        <text:list-item>
          <text:p text:style-name="P71"><text:span text:style-name="Основной_20_шрифт_20_абзаца"><text:span text:style-name="T5">[31] </text:span></text:span><text:span text:style-name="Основной_20_шрифт_20_абзаца"><text:span text:style-name="T7">I</text:span></text:span><text:span text:style-name="Основной_20_шрифт_20_абзаца"><text:span text:style-name="T5"> – <text:s/>тип операнда</text:span></text:span></text:p>
        </text:list-item>
        <text:list-item>
          <text:p text:style-name="P71"><text:span text:style-name="Основной_20_шрифт_20_абзаца"><text:span text:style-name="T7">[32:37] </text:span></text:span><text:span text:style-name="Основной_20_шрифт_20_абзаца"><text:span text:style-name="T5">–номер прерывания/номер порта</text:span></text:span></text:p>
        </text:list-item>
      </text:list>
      <text:p text:style-name="P9"><text:span text:style-name="Основной_20_шрифт_20_абзаца"><text:span text:style-name="T5">Архитектура набора команд базируется на </text:span></text:span><text:span text:style-name="Основной_20_шрифт_20_абзаца"><text:span text:style-name="T7">ARM</text:span></text:span><text:span text:style-name="Основной_20_шрифт_20_абзаца"><text:span text:style-name="T5">. Например формат поля </text:span></text:span><text:span text:style-name="Основной_20_шрифт_20_абзаца"><text:span text:style-name="T7">cond</text:span></text:span><text:span text:style-name="Основной_20_шрифт_20_абзаца"><text:span text:style-name="T5"> в</text:span></text:span><text:span text:style-name="Основной_20_шрифт_20_абзаца"><text:span text:style-name="T5">зят с </text:span></text:span><text:span text:style-name="Основной_20_шрифт_20_абзаца"><text:span text:style-name="T7">ARM</text:span></text:span><text:span text:style-name="Основной_20_шрифт_20_абзаца"><text:span text:style-name="T5">.</text:span></text:span></text:p>
      <text:p text:style-name="P6">На таблице 6, показан формат поля привилегий.</text:p>
      <text:p text:style-name="P5"><text:s/>Замечание по поводу привилегий. Все инструкции из обработчиков исключений должны иметь префикс 01, например EIHADD R2, R5, R54</text:p>
      <text:h text:style-name="P88" text:outline-level="2"/>
      <text:h text:style-name="P88" text:outline-level="2">Исключения.</text:h>
      <text:p text:style-name="P31"><text:span text:style-name="Основной_20_шрифт_20_абзаца"><text:span text:style-name="T6">Если команда вызвала исключение то устанавливается соотве</text:span></text:span><text:span text:style-name="Основной_20_шрифт_20_абзаца"><text:span text:style-name="T6">тствующий этому исключению бит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.</text:span></text:span></text:p>
      <text:p text:style-name="P2"><text:span text:style-name="Основной_20_шрифт_20_абзаца"><text:span text:style-name="T8">MEMEX</text:span></text:span><text:span text:style-name="Основной_20_шрифт_20_абзаца"><text:span text:style-name="T6"> – исключение защиты памяти. </text:span></text:span><text:span text:style-name="Основной_20_шрифт_20_абзаца"><text:span text:style-name="T8">N</text:span></text:span><text:span text:style-name="Основной_20_шрифт_20_абзаца"><text:span text:style-name="T6"> = 1(номер бита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).</text:span></text:span></text:p>
      <text:p text:style-name="P2"><text:span text:style-name="Основной_20_шрифт_20_абзаца"><text:span text:style-name="T8">OPEX</text:span></text:span><text:span text:style-name="Основной_20_шрифт_20_абзаца"><text:span text:style-name="T6"> – исключение неверного опкода команды. </text:span></text:span><text:span text:style-name="Основной_20_шрифт_20_абзаца"><text:span text:style-name="T8">N</text:span></text:span><text:span text:style-name="Основной_20_шрифт_20_абзаца"><text:span text:style-name="T6"> = 10.</text:span></text:span></text:p>
      <text:p text:style-name="P4"><text:soft-page-break/>ILLEGALPORT <text:s/>- попытка записи/чтения в/из недоступный порт. N = 30</text:p>
      <text:h text:style-name="P88" text:outline-level="2">Обработка исключительных ситуация и прерываний.</text:h>
      <text:p text:style-name="P32"><text:tab/></text:p>
      <text:p text:style-name="P34"><text:span text:style-name="Основной_20_шрифт_20_абзаца"><text:span text:style-name="T6">Адреса обработчиков прерываний выровнены на 8 байт, и </text:span></text:span><text:span text:style-name="Основной_20_шрифт_20_абзаца"><text:span text:style-name="T6">их ненулевая часть хранится хранятся в регистрах </text:span></text:span><text:span text:style-name="Основной_20_шрифт_20_абзаца"><text:span text:style-name="T8">IAD</text:span></text:span><text:span text:style-name="Основной_20_шрифт_20_абзаца"><text:span text:style-name="T6">0 – </text:span></text:span><text:span text:style-name="Основной_20_шрифт_20_абзаца"><text:span text:style-name="T8">IAD</text:span></text:span><text:span text:style-name="Основной_20_шрифт_20_абзаца"><text:span text:style-name="T6">63.</text:span></text:span></text:p>
      <text:p text:style-name="P35"><text:span text:style-name="Основной_20_шрифт_20_абзаца"><text:span text:style-name="T6">Флаги в регистре </text:span></text:span><text:span text:style-name="Основной_20_шрифт_20_абзаца"><text:span text:style-name="T8">INR</text:span></text:span><text:span text:style-name="Основной_20_шрифт_20_абзаца"><text:span text:style-name="T6"> могут изменяться либо явно (</text:span></text:span><text:span text:style-name="Основной_20_шрифт_20_абзаца"><text:span text:style-name="T8">INT</text:span></text:span><text:span text:style-name="Основной_20_шрифт_20_абзаца"><text:span text:style-name="T6">), либо в результате исключений. После того как инструкция </text:span></text:span><text:span text:style-name="Основной_20_шрифт_20_абзаца"><text:span text:style-name="T8">INT</text:span></text:span><text:span text:style-name="Основной_20_шрифт_20_абзаца"><text:span text:style-name="T6"> установила флаг прерывания, следующая команда берется по адресу, соответствующ</text:span></text:span><text:span text:style-name="Основной_20_шрифт_20_абзаца"><text:span text:style-name="T6">его обработчика.</text:span></text:span></text:p>
      <text:p text:style-name="P33"/>
      <text:h text:style-name="P50" text:outline-level="1">Микроархитектура вычислительного ядра.</text:h>
      <text:p text:style-name="P32"/>
      <text:h text:style-name="P50" text:outline-level="1">Модель взаимодействия ядер между собой и памятью.</text:h>
      <text:p text:style-name="P32"/>
      <text:p text:style-name="P36">Каждое ядро имеет 4 порта ввода и 4 порта вывода, для взаимодействия с соседними ядрами.</text:p>
      <text:p text:style-name="P36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37"><text:span text:style-name="Основной_20_шрифт_20_абзаца"><text:span text:style-name="T38">Модель </text:span></text:span><text:span text:style-name="Основной_20_шрифт_20_абзаца"><text:span text:style-name="T39">NUMA</text:span></text:span><text:span text:style-name="Основной_20_шрифт_20_абзаца"><text:span text:style-name="T38">. У каждого ядра есть своя память данных и команд, а также своя память, но ядро имеет доступ</text:span></text:span><text:span text:style-name="Основной_20_шрифт_20_абзаца"><text:span text:style-name="T38"> к памяти другого ядра, через специальные команды. Ядра, так-же могут передавать данные непосредственно в соседнее ядро.</text:span></text:span></text:p>
      <text:h text:style-name="P48" text:outline-level="1"><text:span text:style-name="Основной_20_шрифт_20_абзаца"><text:span text:style-name="T4">Разработка и верификация </text:span></text:span><text:span text:style-name="Основной_20_шрифт_20_абзаца"><text:span text:style-name="T3">Verilog</text:span></text:span><text:span text:style-name="Основной_20_шрифт_20_абзаца"><text:span text:style-name="T4">-модели</text:span></text:span></text:h>
      <text:p text:style-name="P5"/>
      <text:p text:style-name="P5"><text:tab/>Для верификации должна быть использована программная модель вычислительного ядра. Предполагается ее написание на ЯП С++.</text:p>
      <text:p text:style-name="P5"/>
      <text:p text:style-name="P38"><text:span text:style-name="Основной_20_шрифт_20_абзаца"><text:span text:style-name="T6">/*</text:span></text:span><text:span text:style-name="Основной_20_шрифт_20_абзаца"><text:span text:style-name="T13">Дневник разработки</text:span></text:span></text:p>
      <text:p text:style-name="P15"><text:span text:style-name="Основной_20_шрифт_20_абзаца"><text:span text:style-name="T31"><text:tab/></text:span></text:span><text:span text:style-name="Основной_20_шрифт_20_абзаца"><text:span text:style-name="T22">01.11.2020 – начало разработки </text:span></text:span><text:span text:style-name="Основной_20_шрифт_20_абзаца"><text:span text:style-name="T26">ISA</text:span></text:span><text:span text:style-name="Основной_20_шрифт_20_абзаца"><text:span text:style-name="T22">.</text:span></text:span></text:p>
      <text:p text:style-name="P28"><text:span text:style-name="Основной_20_шрифт_20_абзаца"><text:span text:style-name="T22">02.11.2020 – первая версия </text:span></text:span><text:span text:style-name="Основной_20_шрифт_20_абзаца"><text:span text:style-name="T26">ISA</text:span></text:span><text:span text:style-name="Основной_20_шрифт_20_абзаца"><text:span text:style-name="T22">, а так-же черновой вариант машинного <text:s/>представления команд.</text:span></text:span></text:p>
      <text:p text:style-name="P28"><text:span text:style-name="Основной_20_шрифт_20_абзаца"><text:span text:style-name="T22"><text:tab/>Текущие вопросы</text:span></text:span><text:span text:style-name="Основной_20_шрифт_20_абзаца"><text:span text:style-name="T26">:</text:span></text:span></text:p>
      <text:list xml:id="list7657440173598110195" text:style-name="WWNum20">
        <text:list-item text:start-value="1">
          <text:p text:style-name="P72"><text:span text:style-name="Основной_20_шрифт_20_абзаца"><text:span text:style-name="T22">Реализовывать ли в первой версии архитектуры инструкции </text:span></text:span><text:span text:style-name="Основной_20_шрифт_20_абзаца"><text:span text:style-name="T22">умножения, и если да то как? Конверезировать </text:span></text:span><text:span text:style-name="Основной_20_шрифт_20_абзаца"><text:span text:style-name="T26">ALU</text:span></text:span><text:span text:style-name="Основной_20_шрифт_20_абзаца"><text:span text:style-name="T22">, или сделать умножение за один такт?</text:span></text:span></text:p>
        </text:list-item>
        <text:list-item>
          <text:p text:style-name="P73">Достаточно ли инструкций для межъядерного взаимодействия?(04.11.2020 Пока достаточно.)</text:p>
        </text:list-item>
      </text:list>
      <text:p text:style-name="P17"><text:tab/>Планы на 03.11.2020 – завершить разработку машинного языка.</text:p>
      <text:p text:style-name="P17"><text:tab/>03.11.2020</text:p>
      <text:p text:style-name="P20">1) Машинный язык построен.</text:p>
      <text:p text:style-name="P20">2) Написан тестовый вариант умножителя (Алгоритм Бута).</text:p>
      <text:p text:style-name="P20">3) Начало проектирования однотактного варианта микроархитектуры.</text:p>
      <text:p text:style-name="P20">Вопрос межъядерного взаимодействия не обдумывался.</text:p>
      <text:p text:style-name="P29">Планы на 04.11.2020</text:p>
      <text:list xml:id="list4037018977018995220" text:style-name="WWNum21">
        <text:list-item text:start-value="1">
          <text:p text:style-name="P77"><text:span text:style-name="Основной_20_шрифт_20_абзаца"><text:span text:style-name="T22">Проанализировать умножитель на возможность ко</text:span></text:span><text:span text:style-name="Основной_20_шрифт_20_абзаца"><text:span text:style-name="T22">нвееризации, провести моделирование в </text:span></text:span><text:span text:style-name="Основной_20_шрифт_20_абзаца"><text:span text:style-name="T26">Quartus</text:span></text:span><text:span text:style-name="Основной_20_шрифт_20_абзаца"><text:span text:style-name="T22">.</text:span></text:span></text:p>
        </text:list-item>
        <text:list-item>
          <text:p text:style-name="P77"><text:span text:style-name="Основной_20_шрифт_20_абзаца"><text:span text:style-name="T22">На основании анализа Умножителя, доработать и начать реализацию на </text:span></text:span><text:span text:style-name="Основной_20_шрифт_20_абзаца"><text:span text:style-name="T26">Verilog</text:span></text:span><text:span text:style-name="Основной_20_шрифт_20_абзаца"><text:span text:style-name="T22"> однотактной микроархитектуры.</text:span></text:span></text:p>
        </text:list-item>
        <text:list-item>
          <text:p text:style-name="P77"><text:span text:style-name="Основной_20_шрифт_20_абзаца"><text:span text:style-name="T22">Если будет свободное время, подумать над архитектурой эмулятора. (на </text:span></text:span><text:span text:style-name="Основной_20_шрифт_20_абзаца"><text:span text:style-name="T26">C</text:span></text:span><text:span text:style-name="Основной_20_шрифт_20_абзаца"><text:span text:style-name="T22">++)</text:span></text:span></text:p>
        </text:list-item>
      </text:list>
      <text:p text:style-name="P29">04.11.2020</text:p>
      <text:p text:style-name="P39"><text:span text:style-name="Основной_20_шрифт_20_абзаца"><text:span text:style-name="T22">Возникли проблемы с</text:span></text:span><text:span text:style-name="Основной_20_шрифт_20_абзаца"><text:span text:style-name="T22"> </text:span></text:span><text:span text:style-name="Основной_20_шрифт_20_абзаца"><text:span text:style-name="T26">Quartus</text:span></text:span><text:span text:style-name="Основной_20_шрифт_20_абзаца"><text:span text:style-name="T22">. Решение проблем отложу до стадии структурной реализации </text:span></text:span><text:span text:style-name="Основной_20_шрифт_20_абзаца"><text:span text:style-name="T26">Verilog</text:span></text:span><text:span text:style-name="Основной_20_шрифт_20_абзаца"><text:span text:style-name="T22">-кода.</text:span></text:span></text:p>
      <text:p text:style-name="P40">Умножение, скорее всего, сделаю за один такт, либо вообще, в первых версиях его не будет.</text:p>
      <text:p text:style-name="P41"><text:span text:style-name="Основной_20_шрифт_20_абзаца"><text:span text:style-name="T22">Сделан набросок программы – эмулятора (</text:span></text:span><text:span text:style-name="Основной_20_шрифт_20_абзаца"><text:span text:style-name="T26">SMPemulator</text:span></text:span><text:span text:style-name="Основной_20_шрифт_20_абзаца"><text:span text:style-name="T22">). Реализация ОО подходом. Разработк</text:span></text:span><text:span text:style-name="Основной_20_шрифт_20_абзаца"><text:span text:style-name="T22">а ведется в </text:span></text:span><text:span text:style-name="Основной_20_шрифт_20_абзаца"><text:span text:style-name="T26">IDE</text:span></text:span><text:span text:style-name="Основной_20_шрифт_20_абзаца"><text:span text:style-name="T22"> </text:span></text:span><text:span text:style-name="Основной_20_шрифт_20_абзаца"><text:span text:style-name="T26">Visual</text:span></text:span><text:span text:style-name="Основной_20_шрифт_20_абзаца"><text:span text:style-name="T22"> </text:span></text:span><text:span text:style-name="Основной_20_шрифт_20_абзаца"><text:span text:style-name="T26">Studio</text:span></text:span><text:span text:style-name="Основной_20_шрифт_20_абзаца"><text:span text:style-name="T22"> 2017.</text:span></text:span></text:p>
      <text:p text:style-name="P28"><text:span text:style-name="Основной_20_шрифт_20_абзаца"><text:span text:style-name="T22">К </text:span></text:span><text:span text:style-name="Основной_20_шрифт_20_абзаца"><text:span text:style-name="T26">Veriolog</text:span></text:span><text:span text:style-name="Основной_20_шрифт_20_абзаца"><text:span text:style-name="T22"> –</text:span></text:span><text:span text:style-name="Основной_20_шрифт_20_абзаца"><text:span text:style-name="T22">реализации</text:span></text:span><text:span text:style-name="Основной_20_шрифт_20_абзаца"><text:span text:style-name="T22">:</text:span></text:span></text:p>
      <text:p text:style-name="P41"><text:soft-page-break/><text:span text:style-name="Основной_20_шрифт_20_абзаца"><text:span text:style-name="T22">Сначала сделаю поведенческое описание(</text:span></text:span><text:span text:style-name="Основной_20_шрифт_20_абзаца"><text:span text:style-name="T26">behavior</text:span></text:span><text:span text:style-name="Основной_20_шрифт_20_абзаца"><text:span text:style-name="T22">). Тестирование будет проходить в программе </text:span></text:span><text:span text:style-name="Основной_20_шрифт_20_абзаца"><text:span text:style-name="T26">ModelSim</text:span></text:span><text:span text:style-name="Основной_20_шрифт_20_абзаца"><text:span text:style-name="T22">. Затем, когда модель будет функционально-готова, можно переходить к более детальному описанию проекта. В дальнейшем, во</text:span></text:span><text:span text:style-name="Основной_20_шрифт_20_абзаца"><text:span text:style-name="T22">зможна, реализации на </text:span></text:span><text:span text:style-name="Основной_20_шрифт_20_абзаца"><text:span text:style-name="T26">FPGA</text:span></text:span><text:span text:style-name="Основной_20_шрифт_20_абзаца"><text:span text:style-name="T22">.</text:span></text:span></text:p>
      <text:p text:style-name="P41"><text:span text:style-name="Основной_20_шрифт_20_абзаца"><text:span text:style-name="T22">На текущем этапе средства САПР </text:span></text:span><text:span text:style-name="Основной_20_шрифт_20_абзаца"><text:span text:style-name="T26">Quartus</text:span></text:span><text:span text:style-name="Основной_20_шрифт_20_абзаца"><text:span text:style-name="T22"> использовать только для просмотра </text:span></text:span><text:span text:style-name="Основной_20_шрифт_20_абзаца"><text:span text:style-name="T26">RTL</text:span></text:span><text:span text:style-name="Основной_20_шрифт_20_абзаца"><text:span text:style-name="T22">. <text:s/>В случае возникновения “затыков” с программой, не углубляться в их разрешение (Можно потратить много времени ни на что).</text:span></text:span></text:p>
      <text:p text:style-name="P29">Планы на 05.11.2020</text:p>
      <text:p text:style-name="P42">То, что не сделано 04.11.2020.</text:p>
      <text:p text:style-name="P29">05.11.2020</text:p>
      <text:p text:style-name="P42">Продолжена разработка эмулятора. Все пояснения, написаны в коде.</text:p>
      <text:p text:style-name="P29">Планы на 06.11.2020:</text:p>
      <text:p text:style-name="P39"><text:span text:style-name="Основной_20_шрифт_20_абзаца"><text:span text:style-name="T22">Хорошенько подумать на архитектурой эмулятора. И Архитектурой однотактного </text:span></text:span><text:span text:style-name="Основной_20_шрифт_20_абзаца"><text:span text:style-name="T26">SMP</text:span></text:span><text:span text:style-name="Основной_20_шрифт_20_абзаца"><text:span text:style-name="T22">.</text:span></text:span></text:p>
      <text:p text:style-name="P29">06.11.2020</text:p>
      <text:p text:style-name="P44">Сегодня проектировал эмулятор, его архитектура, в принципе готова.</text:p>
      <text:p text:style-name="P28"><text:span text:style-name="Основной_20_шрифт_20_абзаца"><text:span text:style-name="T22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 </text:span></text:span><text:span text:style-name="Основной_20_шрифт_20_абзаца"><text:span text:style-name="T26">SMP</text:span></text:span><text:span text:style-name="Основной_20_шрифт_20_абзаца"><text:span text:style-name="T22">.</text:span></text:span></text:p>
      <text:p text:style-name="P43"><text:span text:style-name="Основной_20_шрифт_20_абзаца"><text:span text:style-name="T22">Замечено что код декодера инструкций можно “легко” пере использовать для дизассембера </text:span></text:span><text:span text:style-name="Основной_20_шрифт_20_абзаца"><text:span text:style-name="T26">SMP</text:span></text:span><text:span text:style-name="Основной_20_шрифт_20_абзаца"><text:span text:style-name="T22">.</text:span></text:span></text:p>
      <text:p text:style-name="P43"><text:span text:style-name="Основной_20_шрифт_20_абзаца"><text:span text:style-name="T22">Замечена проблема с </text:span></text:span><text:span text:style-name="Основной_20_шрифт_20_абзаца"><text:span text:style-name="T26">ISA</text:span></text:span><text:span text:style-name="Основной_20_шрифт_20_абзаца"><text:span text:style-name="T22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</text:span></text:span><text:span text:style-name="Основной_20_шрифт_20_абзаца"><text:span text:style-name="T22">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span></text:p>
      <text:p text:style-name="P42">Решение. Необходимо маскировать прерывания, когда происходит обработка исключения.</text:p>
      <text:p text:style-name="P29">Планы на 07.11.2020</text:p>
      <text:p text:style-name="P21"><text:span text:style-name="Основной_20_шрифт_20_абзаца"><text:span text:style-name="T22">По осваивать что-нибудь по С++. </text:span></text:span><text:span text:style-name="Основной_20_шрифт_20_абзаца"><text:span text:style-name="T32">Важно не потратить весь день на это.</text:span></text:span></text:p>
      <text:p text:style-name="P9"><text:soft-page-break/><text:span text:style-name="Основной_20_шрифт_20_абзаца"><text:span text:style-name="T22"><text:tab/>Все-таки, попытаться <text:s/>начать проектирование однотактной 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</text:span></text:span><text:span text:style-name="Основной_20_шрифт_20_абзаца"><text:span text:style-name="T22"><text:tab/>микроархитектуры </text:span></text:span><text:span text:style-name="Основной_20_шрифт_20_абзаца"><text:span text:style-name="T26">SMP</text:span></text:span><text:span text:style-name="Основной_20_шрифт_20_абзаца"><text:span text:style-name="T22">.</text:span></text:span></text:p>
      <text:p text:style-name="P9"><text:span text:style-name="Основной_20_шрифт_20_абзаца"><text:span text:style-name="T22"><text:tab/>Вторая задача в приоритете, но и о </text:span></text:span><text:span text:style-name="Основной_20_шрифт_20_абзаца"><text:span text:style-name="T26">C</text:span></text:span><text:span text:style-name="Основной_20_шрифт_20_абзаца"><text:span text:style-name="T22">++ не забывать.</text:span></text:span></text:p>
      <text:p text:style-name="P9"><text:span text:style-name="Основной_20_шрифт_20_абзаца"><text:span text:style-name="T22"><text:tab/>Весь день на проект </text:span></text:span><text:span text:style-name="Основной_20_шрифт_20_абзаца"><text:span text:style-name="T26">SMP</text:span></text:span><text:span text:style-name="Основной_20_шрифт_20_абзаца"><text:span text:style-name="T22">, тратить не сильно хочу</text:span></text:span></text:p>
      <text:p text:style-name="P9"><text:span text:style-name="Основной_20_шрифт_20_абзаца"><text:span text:style-name="T22"><text:tab/>Замечание по поводу названия “</text:span></text:span><text:span text:style-name="Основной_20_шрифт_20_абзаца"><text:span text:style-name="T26">SMP</text:span></text:span><text:span text:style-name="Основной_20_шрифт_20_абзаца"><text:span text:style-name="T22">”, аббревиатура совпадает с <text:tab/><text:tab/><text:tab/>аббревиатурой </text:span></text:span><text:span text:style-name="Основной_20_шрифт_20_абзаца"><text:span text:style-name="T26">SMP</text:span></text:span><text:span text:style-name="Основной_20_шрифт_20_абзаца"><text:span text:style-name="T22">: </text:span></text:span><text:span text:style-name="Основной_20_шрифт_20_абзаца"><text:span text:style-name="T26">Symmetric</text:span></text:span><text:span text:style-name="Основной_20_шрифт_20_абзаца"><text:span text:style-name="T22"> </text:span></text:span><text:span text:style-name="Основной_20_шрифт_20_абзаца"><text:span text:style-name="T26">Multiprocessor</text:span></text:span><text:span text:style-name="Основной_20_шрифт_20_абзаца"><text:span text:style-name="T22">. В дальнейшем название <text:tab/>будет <text:tab/>изменено.</text:span></text:span></text:p>
      <text:p text:style-name="P45">Теперь по поводу Конвеерезации умножения.</text:p>
      <text:p text:style-name="P46"><text:span text:style-name="Основной_20_шрифт_20_абзаца"><text:span text:style-name="T22"><text:tab/>Пока </text:span></text:span><text:span text:style-name="Основной_20_шрифт_20_абзаца"><text:span text:style-name="T26">behavior</text:span></text:span><text:span text:style-name="Основной_20_шрифт_20_абзаца"><text:span text:style-name="T22"> – </text:span></text:span><text:span text:style-name="Основной_20_шрифт_20_абзаца"><text:span text:style-name="T26">style</text:span></text:span><text:span text:style-name="Основной_20_шрифт_20_абзаца"><text:span text:style-name="T22">, включу умножение в стадию </text:span></text:span><text:span text:style-name="Основной_20_шрифт_20_абзаца"><text:span text:style-name="T26">Execute</text:span></text:span><text:span text:style-name="Основной_20_шрифт_20_абзаца"><text:span text:style-name="T22">.</text:span></text:span></text:p>
      <text:p text:style-name="P46"><text:span text:style-name="Основной_20_шрифт_20_абзаца"><text:span text:style-name="T22"><text:tab/>Т.е пока не конвеерезировать. Когда модель будет готова и отлажена, можно заняться разработкой <text:s/>конвейерного устройства исполнения (Возможно расширение набора команд командами с </text:span></text:span><text:span text:style-name="Основной_20_шрифт_20_абзаца"><text:span text:style-name="T26">floating</text:span></text:span><text:span text:style-name="Основной_20_шрифт_20_абзаца"><text:span text:style-name="T22"> </text:span></text:span><text:span text:style-name="Основной_20_шрифт_20_абзаца"><text:span text:style-name="T26">point</text:span></text:span><text:span text:style-name="Основной_20_шрифт_20_абзаца"><text:span text:style-name="T22">).</text:span></text:span></text:p>
      <text:p text:style-name="P29">07.11.2020</text:p>
      <text:p text:style-name="P28"><text:span text:style-name="Основной_20_шрифт_20_абзаца"><text:span text:style-name="T22"><text:tab/></text:span></text:span><text:span text:style-name="Основной_20_шрифт_20_абзаца"><text:span text:style-name="T22">1) Исправлена неточность в </text:span></text:span><text:span text:style-name="Основной_20_шрифт_20_абзаца"><text:span text:style-name="T26">ISA</text:span></text:span><text:span text:style-name="Основной_20_шрифт_20_абзаца"><text:span text:style-name="T22">, связанная с обработкой исключений. В регистр флагов добавлен бит обработчика исключений. После того как бит </text:span></text:span><text:span text:style-name="Основной_20_шрифт_20_абзаца"><text:span text:style-name="T22">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</text:span></text:span><text:span text:style-name="Основной_20_шрифт_20_абзаца"><text:span text:style-name="T22">ний должны работать по условию установления бита обработчика прерываний в регистре флагов.</text:span></text:span></text:p>
      <text:p text:style-name="P28"><text:span text:style-name="Основной_20_шрифт_20_абзаца"><text:span text:style-name="T22"><text:tab/>2) </text:span></text:span><text:span text:style-name="Основной_20_шрифт_20_абзаца"><text:span text:style-name="T26">ISA</text:span></text:span><text:span text:style-name="Основной_20_шрифт_20_абзаца"><text:span text:style-name="T22"> – формализована и почти готова к реализации (микроархитектурной). Но желательно сначала заиметь работающий эмулятор. Возможно, он поможет выявить скрытые косяки в </text:span></text:span><text:span text:style-name="Основной_20_шрифт_20_абзаца"><text:span text:style-name="T26">ISA</text:span></text:span><text:span text:style-name="Основной_20_шрифт_20_абзаца"><text:span text:style-name="T22">.</text:span></text:span></text:p>
      <text:p text:style-name="P42">3) 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18"><text:span text:style-name="Основной_20_шрифт_20_абзаца"><text:span text:style-name="T22">Больше всего времени потрачено на 3й пункт, в связи с “приколами </text:span></text:span><text:span text:style-name="Основной_20_шрифт_20_абзаца"><text:span text:style-name="T26">C</text:span></text:span><text:span text:style-name="Основной_20_шрифт_20_абзаца"><text:span text:style-name="T22">++”.</text:span></text:span></text:p>
      <text:p text:style-name="P20"/>
      <text:p text:style-name="P9"><text:span text:style-name="Основной_20_шрифт_20_абзаца"><text:span text:style-name="T22">Планы на 0</text:span></text:span><text:span text:style-name="Основной_20_шрифт_20_абзаца"><text:span text:style-name="T26">8</text:span></text:span><text:span text:style-name="Основной_20_шрифт_20_абзаца"><text:span text:style-name="T22">.11.2020</text:span></text:span></text:p>
      <text:list xml:id="list1804293574230855406" text:style-name="WWNum26">
        <text:list-item text:start-value="1">
          <text:p text:style-name="P74">Потрать не сильно много времени на Проект.</text:p>
        </text:list-item>
        <text:list-item>
          <text:p text:style-name="P78"><text:span text:style-name="Основной_20_шрифт_20_абзаца"><text:span text:style-name="T22">Решить проблему кодировании кодов условий, в машинной записи инструкций (биты [0:6]), возможно потребуется переработка регистра флагов. </text:span></text:span><text:span text:style-name="Основной_20_шрифт_20_абзаца"><text:span text:style-name="T24">ЖЕЛАТЕЛЬНО не изменять формат машинных инструкций.</text:span></text:span></text:p>
        </text:list-item>
      </text:list>
      <text:list xml:id="list21374939" text:style-name="WWNum19">
        <text:list-item text:start-value="1">
          <text:p text:style-name="P84"><text:soft-page-break/><text:span text:style-name="Основной_20_шрифт_20_абзаца"><text:span text:style-name="T22">Предварительное решение</text:span></text:span><text:span text:style-name="Основной_20_шрифт_20_абзаца"><text:span text:style-name="T26">:</text:span></text:span></text:p>
        </text:list-item>
        <text:list-item>
          <text:p text:style-name="P85"><text:tab/>Записывать в код условия номер соответствующего флага в регистре флагов.</text:p>
        </text:list-item>
      </text:list>
      <text:p text:style-name="P9"><text:span text:style-name="Основной_20_шрифт_20_абзаца"><text:span text:style-name="T22"><text:tab/></text:span></text:span><text:span text:style-name="Основной_20_шрифт_20_абзаца"><text:span text:style-name="T24">Первый пункт в приоритете.</text:span></text:span></text:p>
      <text:p text:style-name="P10">08.11.2020</text:p>
      <text:p text:style-name="P28"><text:span text:style-name="Основной_20_шрифт_20_абзаца"><text:span text:style-name="T22">1) Решена проблема с кодированием условий исполнения. Немного изменена </text:span></text:span><text:span text:style-name="Основной_20_шрифт_20_абзаца"><text:span text:style-name="T26">ISA</text:span></text:span><text:span text:style-name="Основной_20_шрифт_20_абзаца"><text:span text:style-name="T22">.</text:span></text:span></text:p>
      <text:p text:style-name="P29">2) Доработана документация.</text:p>
      <text:p text:style-name="P9"><text:span text:style-name="Основной_20_шрифт_20_абзаца"><text:span text:style-name="T22">Планы на </text:span></text:span><text:span text:style-name="Основной_20_шрифт_20_абзаца"><text:span text:style-name="T26">09.11.2020</text:span></text:span></text:p>
      <text:list xml:id="list4007522267549625781" text:style-name="WWNum31">
        <text:list-item text:start-value="1">
          <text:p text:style-name="P75">Уделить время эмулятору.</text:p>
        </text:list-item>
        <text:list-item>
          <text:p text:style-name="P79"><text:span text:style-name="Основной_20_шрифт_20_абзаца"><text:span text:style-name="T22">Проверить </text:span></text:span><text:span text:style-name="Основной_20_шрифт_20_абзаца"><text:span text:style-name="T26">IS</text:span></text:span><text:span text:style-name="Основной_20_шрифт_20_абзаца"><text:span text:style-name="T26">A</text:span></text:span><text:span text:style-name="Основной_20_шрифт_20_абзаца"><text:span text:style-name="T22"> на предмет логических ошибок.</text:span></text:span></text:p>
        </text:list-item>
        <text:list-item>
          <text:p text:style-name="P79"><text:span text:style-name="Основной_20_шрифт_20_абзаца"><text:span text:style-name="T22">Возможно, начать писать </text:span></text:span><text:span text:style-name="Основной_20_шрифт_20_абзаца"><text:span text:style-name="T26">Verilog-</text:span></text:span><text:span text:style-name="Основной_20_шрифт_20_абзаца"><text:span text:style-name="T22">модель</text:span></text:span></text:p>
        </text:list-item>
      </text:list>
      <text:p text:style-name="P10">09.11.2020</text:p>
      <text:list xml:id="list3208133416189510057" text:style-name="WWNum32">
        <text:list-item text:start-value="1">
          <text:p text:style-name="P76">Немного доделывал Эмулятор.</text:p>
        </text:list-item>
      </text:list>
      <text:p text:style-name="P47">К концу недели, скорее всего закончу (работы осталось на пару вечеров + отладка).</text:p>
      <text:list xml:id="list22809128" text:continue-numbering="true" text:style-name="WWNum32">
        <text:list-item>
          <text:p text:style-name="P80"><text:span text:style-name="Основной_20_шрифт_20_абзаца"><text:span text:style-name="T22">В </text:span></text:span><text:span text:style-name="Основной_20_шрифт_20_абзаца"><text:span text:style-name="T26">ISA</text:span></text:span><text:span text:style-name="Основной_20_шрифт_20_абзаца"><text:span text:style-name="T22">, ошибок, пока не обнаружил.</text:span></text:span></text:p>
        </text:list-item>
      </text:list>
      <text:p text:style-name="P28"><text:span text:style-name="Основной_20_шрифт_20_абзаца"><text:span text:style-name="T14">Скорее всего, перейду к </text:span></text:span><text:span text:style-name="Основной_20_шрифт_20_абзаца"><text:span text:style-name="T14">реализации </text:span></text:span><text:span text:style-name="Основной_20_шрифт_20_абзаца"><text:span text:style-name="T10">Verilog</text:span></text:span><text:span text:style-name="Основной_20_шрифт_20_абзаца"><text:span text:style-name="T14"> модели, когда закончу эмулятор.</text:span></text:span></text:p>
      <text:p text:style-name="P30"/>
      <text:p text:style-name="P10">11.11.2020</text:p>
      <text:p text:style-name="P9"><text:span text:style-name="Основной_20_шрифт_20_абзаца"><text:span text:style-name="T22"><text:tab/>1) Осваивал теорию.(Архитектура, С++)</text:span></text:span></text:p>
      <text:p text:style-name="P9"><text:span text:style-name="Основной_20_шрифт_20_абзаца"><text:span text:style-name="T22"><text:tab/>2) Перенес проект на <text:s/>FreeBSD, C++ код, успешно собрался.(make + </text:span></text:span><text:span text:style-name="Основной_20_шрифт_20_абзаца"><text:span text:style-name="T22"><text:tab/>компилятор с++) Не писать ОС - специфический код. (Для простой </text:span></text:span><text:span text:style-name="Основной_20_шрифт_20_абзаца"><text:span text:style-name="T22"><text:tab/>переносимости)</text:span></text:span></text:p>
      <text:p text:style-name="P9"><text:span text:style-name="Основной_20_шрифт_20_абзаца"><text:span text:style-name="T22"><text:tab/>3) <text:s/>Исп</text:span></text:span><text:span text:style-name="Основной_20_шрифт_20_абзаца"><text:span text:style-name="T22">равлена пара ошибок в C++ коде.</text:span></text:span></text:p>
      <text:p text:style-name="P9"><text:span text:style-name="Основной_20_шрифт_20_абзаца"><text:span text:style-name="T22"><text:tab/>4) Думаю про Суперскалярность.</text:span></text:span></text:p>
      <text:p text:style-name="P10">12.11.2020</text:p>
      <text:p text:style-name="P10"><text:tab/>Немного доделывал Эмулятор.</text:p>
      <text:p text:style-name="P10">13.11.2020</text:p>
      <text:p text:style-name="P10"><text:soft-page-break/><text:tab/>Писал Эмулятор.</text:p>
      <text:p text:style-name="P10"><text:tab/>Завтра, надеюсь сделаю что-то содержательное.</text:p>
      <text:p text:style-name="P10">14.11.2020 — 16.11.2020</text:p>
      <text:p text:style-name="P10"><text:tab/>Ничего содержательного не делал.</text:p>
      <text:p text:style-name="P10"><text:tab/>По Эмулятору, осталось много нудной работы. Нужно написать все ~50 <text:tab/><text:tab/>инструкций.</text:p>
      <text:p text:style-name="P10"><text:tab/>Осваивал теорию по Архитектуре.</text:p>
      <text:p text:style-name="P10">17.11.2020</text:p>
      <text:p text:style-name="P10"><text:tab/>Писал Эмулятор.</text:p>
      <text:p text:style-name="P9"><text:span text:style-name="Основной_20_шрифт_20_абзаца"><text:span text:style-name="T22"><text:tab/>Надо освоить передачу оператора в функцию.(</text:span></text:span><text:span text:style-name="Основной_20_шрифт_20_абзаца"><text:span text:style-name="T35">Не понадобилось</text:span></text:span><text:span text:style-name="Основной_20_шрифт_20_абзаца"><text:span text:style-name="T22">)</text:span></text:span></text:p>
      <text:p text:style-name="P10"><text:tab/>Также осваивал теорию по Архитектуре.</text:p>
      <text:p text:style-name="P10">18.11.2020</text:p>
      <text:p text:style-name="P10"><text:tab/>Задумался на счет Алгоритма Томасуло.</text:p>
      <text:p text:style-name="P10"><text:tab/>Эмулятор. Реализованы команды ALU, кроме SIMD.</text:p>
      <text:p text:style-name="P10"><text:tab/>Завтра нужно отлаживать.</text:p>
      <text:p text:style-name="P10"><text:tab/>До того пока не будет отлажено текущее состояние Эмулятора, <text:tab/>прекратить расширение кода.</text:p>
      <text:p text:style-name="P10">25.11.2020</text:p>
      <text:p text:style-name="P10"><text:tab/>Начал осваивать Verilog PLI. (VPI)</text:p>
      <text:p text:style-name="P10"><text:tab/>Добавил все инструкции ALU включая SIMD, и MUL.</text:p>
      <text:p text:style-name="P10"><text:tab/>Отлаживал Эмулятор. Проблемы с Ассемблерными вставками.</text:p>
      <text:p text:style-name="P10"><text:tab/>Использовал AVX-512 инструкции.(В дальнейшем, надо-бы от них <text:tab/>отказаться, для переносимости.)</text:p>
      <text:p text:style-name="P10"><text:tab/>Попробовал компилятор g++, т.к c++ имеет проблемы с AVX <text:tab/>инструкциями, но g++, тоже, какую-то хрень пишет.</text:p>
      <text:p text:style-name="P10">26.11.2020</text:p>
      <text:p text:style-name="P10"><text:tab/>Перешёл не Intel-синтаксис в ассемблерных вставках.</text:p>
      <text:p text:style-name="P10"><text:soft-page-break/><text:tab/>Исправил ассемблерные инструкции.</text:p>
      <text:p text:style-name="P10"><text:tab/>Также исправлены ошибки в инструкциях AND и ORR.</text:p>
      <text:p text:style-name="P10"><text:tab/>Пока не отлажу текущий код, следующие инструкции реализовывать не <text:tab/>буду.</text:p>
      <text:p text:style-name="P10">28.11.2020</text:p>
      <text:p text:style-name="P10"><text:tab/>Почти написал прообраз ассемблера на Python.</text:p>
      <text:p text:style-name="P10"><text:tab/>Реализованы команды ALU, MUL, MEM. Остальные сделаю <text:tab/>завтра(надеюсь).</text:p>
      <text:p text:style-name="P10"><text:tab/>Это позволит ускорить отладку эмулятора.</text:p>
      <text:p text:style-name="P10"><text:tab/>В дальнейшем, все равно надо будет написать ассемблер на С++. <text:s/>Python <text:tab/>нужен для прототипирования.</text:p>
      <text:p text:style-name="P10">29.11.2020</text:p>
      <text:p text:style-name="P10"><text:tab/>Закончил простой ассемблер, но он требует более детальной проверки.</text:p>
      <text:p text:style-name="P10"><text:tab/>Также уточнены форматы записи некоторых системных инструкций.</text:p>
      <text:p text:style-name="P10"><text:tab/>В эмуляторе исправлено определение условия выполнения инструкций.(Но <text:tab/><text:tab/>пока не оттестирован Эмулятор.)</text:p>
      <text:p text:style-name="P10">02.12.2020</text:p>
      <text:p text:style-name="P10"><text:tab/>Начал писать тесты Эмулятора.</text:p>
      <text:p text:style-name="P10"><text:tab/>Нужно покрыть тестами все инструкции.</text:p>
      <text:p text:style-name="P10">04.12.2020</text:p>
      <text:p text:style-name="P10"><text:tab/>Исправил скрипт кодогенератора.</text:p>
      <text:p text:style-name="P10"><text:tab/>Исправил несколько команд в Эмуляторе.</text:p>
      <text:p text:style-name="P10"><text:tab/>Начал осваивать vim.</text:p>
      <text:p text:style-name="P10">07.12.2020:</text:p>
      <text:p text:style-name="P10"><text:tab/> Добавил отладочный режим в Эмулятор.</text:p>
      <text:p text:style-name="P13"><text:tab/>Нужно уточнить порядок бит в регистрах, а также флаги уловий</text:p>
      <text:p text:style-name="P10">08.12.2020:</text:p>
      <text:p text:style-name="P10"><text:tab/> Исправил установку флагов в Эмуляторе.</text:p>
      <text:p text:style-name="P10"><text:soft-page-break/><text:tab/>В принципе, можно переходить к реализации команд доступа к памяти, <text:tab/><text:tab/><text:tab/>команд перехода и системных команд.</text:p>
      <text:p text:style-name="P10">16.12.2020</text:p>
      <text:p text:style-name="P10"><text:tab/>Добавил команды работы с памятью.</text:p>
      <text:p text:style-name="P10"><text:tab/>Надо убедится в корректной работе „подсистемы памяти“.</text:p>
      <text:p text:style-name="P10"><text:tab/>Немного изменена ISA, теперь регистр R0, имеет строго нулевое значение.</text:p>
      <text:p text:style-name="P10">25.01.2021</text:p>
      <text:p text:style-name="P10"><text:tab/>1)пред-Ассемблер на Python готов.</text:p>
      <text:p text:style-name="P9"><text:span text:style-name="Основной_20_шрифт_20_абзаца"><text:span text:style-name="T22"><text:tab/>2)Исправлена проблема с проверкой системы.(Т.к при написании эмулятора <text:tab/>применялись </text:span></text:span><text:span text:style-name="Основной_20_шрифт_20_абзаца"><text:span text:style-name="T28">asm</text:span></text:span><text:span text:style-name="Основной_20_шрифт_20_абзаца"><text:span text:style-name="T22">-вставки AVX-512 инструкции, не все процессоры из семейства <text:tab/>x86-64, пригодны для запуска эмулятора)</text:span></text:span></text:p>
      <text:p text:style-name="P10"><text:tab/>Скорее всего машинно-зависимый код будет переписан.</text:p>
      <text:p text:style-name="P10"><text:tab/>В дальнейшем <text:tab/>планируется подготовка кода для запуска на ARM64 машинах <text:tab/>таких как Raspberry Pi4.</text:p>
      <text:p text:style-name="P10"><text:tab/>3)Утеряна версия документации на 31.12.2020</text:p>
      <text:p text:style-name="P9"><text:span text:style-name="Основной_20_шрифт_20_абзаца"><text:span text:style-name="T22"><text:tab/></text:span></text:span><text:span text:style-name="Основной_20_шрифт_20_абзаца"><text:span text:style-name="T25">Нужно восстановить.</text:span></text:span></text:p>
      <text:p text:style-name="P10"><text:tab/>Чтобы в дальнейшем такого не было, положу этот файл в репозиторий.</text:p>
      <text:p text:style-name="P10"><text:tab/>Кажется это связанно с блокирующими командами типа SYS.</text:p>
      <text:p text:style-name="P10">26.01.2021</text:p>
      <text:p text:style-name="P10"><text:tab/>Исправлена документация(7-й бит регистра флагов используется для <text:tab/>маскирования прерываний.)</text:p>
      <text:p text:style-name="P10"><text:tab/>В эмулятор добавлена поддержка прерываний.</text:p>
      <text:p text:style-name="P10"><text:tab/>Исправлены ошибка счетчика команд.</text:p>
      <text:p text:style-name="P12"><text:tab/>Нужно иметь ввиду что адресация по 64 бита, т.е по 8 байт.</text:p>
      <text:p text:style-name="P11"><text:tab/>Исправлена ошибка с неправильным порядком байт в ассемблере.</text:p>
      <text:p text:style-name="P11"><text:tab/>Вроде все, осталась отладка эмулятора(нужно проверить команды записи в <text:tab/>память данных), и можно переходить к Verilog -у.</text:p>
      <text:p text:style-name="P11">28.01.2021</text:p>
      <text:p text:style-name="P11"><text:soft-page-break/><text:tab/>Исправлена ошибка с некорректной кодогенерацией в Ассемблере.</text:p>
      <text:p text:style-name="P11"><text:tab/>Проверены команды чтения и записи в память данных.(проверенны для адресов <text:tab/>меньше 8КБт)</text:p>
      <text:p text:style-name="P11">31.01.2021</text:p>
      <text:p text:style-name="P11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11"><text:tab/>Добавлена возможность печать разную отладочную информацию, в зависимости <text:tab/>от текущей инструкции.</text:p>
      <text:p text:style-name="P11">//Часть кода эмулятора была проёбана.</text:p>
      <text:p text:style-name="P11">13.02.2021</text:p>
      <text:p text:style-name="P11"><text:tab/>Утерянный код восстановлен.</text:p>
      <text:p text:style-name="P11"><text:tab/>Исправлены некоторые ошибки в ассемблере. Ошибка с неправильным <text:tab/>представление отрицательных смещений в командах перехода</text:p>
      <text:p text:style-name="P9"><text:span text:style-name="Основной_20_шрифт_20_абзаца"><text:span text:style-name="T23"><text:tab/>Испра</text:span></text:span><text:span text:style-name="Основной_20_шрифт_20_абзаца"><text:span text:style-name="T23">влена инструкция </text:span></text:span><text:span text:style-name="Основной_20_шрифт_20_абзаца"><text:span text:style-name="T27">VUADDB</text:span></text:span><text:span text:style-name="Основной_20_шрифт_20_абзаца"><text:span text:style-name="T23"> в эмуляторе.</text:span></text:span></text:p>
      <text:p text:style-name="P11"><text:tab/>Появилась идея подключить виртуальные устройства, например эмулятор <text:tab/>терминала или просто монитор.</text:p>
      <text:p text:style-name="P9"><text:span text:style-name="Основной_20_шрифт_20_абзаца"><text:span text:style-name="T23"><text:tab/></text:span></text:span><text:span text:style-name="Основной_20_шрифт_20_абзаца"><text:span text:style-name="T37">Монитор можно подключить к одному из портов. Нужно разработать протокол <text:tab/>соединения виртуального монитора и виртуального процессорного ядра.</text:span></text:span></text:p>
      <text:p text:style-name="P8">17.02.2021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чал писать </text:span></text:span><text:span text:style-name="Основной_20_шрифт_20_абзаца"><text:span text:style-name="T11">RTL. 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5">Написал многотактный сумматор Ладнера-Фишера.</text:span></text:span></text:p>
      <text:p text:style-name="P9"><text:span text:style-name="Основной_20_шрифт_20_абзаца"><text:span text:style-name="T11">23.02.2021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6">Некоторые доработки сумматора.</text:span></text:span></text:p>
      <text:p text:style-name="P9"><text:span text:style-name="Основной_20_шрифт_20_абзаца"><text:span text:style-name="T16"><text:tab/>Отладка конвеерного режима работы сумматора</text:span></text:span></text:p>
      <text:p text:style-name="P9"><text:span text:style-name="Основной_20_шрифт_20_абзаца"><text:span text:style-name="T11">24.02.2021</text:span></text:span></text:p>
      <text:p text:style-name="P9"><text:span text:style-name="Основной_20_шрифт_20_абзаца"><text:span text:style-name="T11"><text:tab/></text:span></text:span><text:span text:style-name="Основной_20_шрифт_20_абзаца"><text:span text:style-name="T16">В сумматор добавлен учет сигнала переноса из младшего разряда.</text:span></text:span></text:p>
      <text:p text:style-name="P9"><text:span text:style-name="Основной_20_шрифт_20_абзаца"><text:span text:style-name="T11">25.02.2021</text:span></text:span></text:p>
      <text:p text:style-name="P9"><text:span text:style-name="Основной_20_шрифт_20_абзаца"><text:span text:style-name="T11"><text:tab/> </text:span></text:span><text:span text:style-name="Основной_20_шрифт_20_абзаца"><text:span text:style-name="T16">Мысли по поводу дальнейшего развития </text:span></text:span><text:span text:style-name="Основной_20_шрифт_20_абзаца"><text:span text:style-name="T18">проекта:</text:span></text:span></text:p>
      <text:p text:style-name="P9"><text:soft-page-break/><text:span text:style-name="Основной_20_шрифт_20_абзаца"><text:span text:style-name="T17"><text:tab/>1)Продолжить написание </text:span></text:span><text:span text:style-name="Основной_20_шрифт_20_абзаца"><text:span text:style-name="T12">RTL </text:span></text:span><text:span text:style-name="Основной_20_шрифт_20_абзаца"><text:span text:style-name="T17">кода.</text:span></text:span></text:p>
      <text:p text:style-name="P9"><text:span text:style-name="Основной_20_шрифт_20_абзаца"><text:span text:style-name="T17"><text:tab/><text:tab/>1) Нужно реализовать устройство целочисленного умножения по <text:tab/><text:tab/><text:tab/> <text:s text:c="13"/>Алгоритму Бута.</text:span></text:span></text:p>
      <text:p text:style-name="P9"><text:span text:style-name="Основной_20_шрифт_20_абзаца"><text:span text:style-name="T17"><text:tab/><text:tab/>2) Дополнить сумматор механизмом для </text:span></text:span><text:span text:style-name="Основной_20_шрифт_20_абзаца"><text:span text:style-name="T12">SIMD </text:span></text:span><text:span text:style-name="Основной_20_шрифт_20_абзаца"><text:span text:style-name="T17">инструкций</text:span></text:span></text:p>
      <text:p text:style-name="P9"><text:span text:style-name="Основной_20_шрифт_20_абзаца"><text:span text:style-name="T17"><text:tab/>2) Разработка программного комплекса</text:span></text:span></text:p>
      <text:p text:style-name="P9"><text:span text:style-name="Основной_20_шрифт_20_абзаца"><text:span text:style-name="T17"><text:tab/><text:tab/>1) Добавить возможность взаимодействия с ядром, в процессе его работы <text:tab/><text:tab/><text:tab/>(т.е подключить к портам виртуальные клавиатуру и монитор)</text:span></text:span></text:p>
      <text:p text:style-name="P9"><text:span text:style-name="Основной_20_шрифт_20_абзаца"><text:span text:style-name="T17"><text:tab/><text:tab/>2) Улучшить ассемблер: добавить возможность использовать меток в коде <text:tab/><text:tab/>программ. Можно реализовать этот функционал в виде дополнительного <text:tab/><text:tab/><text:tab/></text:span></text:span><text:span text:style-name="Основной_20_шрифт_20_абзаца"><text:span text:style-name="T12">python- </text:span></text:span><text:span text:style-name="Основной_20_шрифт_20_абзаца"><text:span text:style-name="T17">скрипта, который должен генерировать код, пригодный для <text:tab/><text:tab/><text:tab/><text:tab/>непосредственной трансляции в машинный код.</text:span></text:span></text:p>
      <text:p text:style-name="P9"><text:span text:style-name="Основной_20_шрифт_20_абзаца"><text:span text:style-name="T17"/></text:span></text:p>
      <text:p text:style-name="P9"><text:span text:style-name="Основной_20_шрифт_20_абзаца"><text:span text:style-name="T6">*/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Абзац_20_списка" style:display-name="Абзац списка" style:family="paragraph" style:parent-style-name="Standard" style:list-style-name="WWNum19">
      <style:paragraph-properties fo:margin-left="1.27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size="14pt" fo:font-weight="bold" style:font-name-asian="Calibri" style:font-size-asian="14pt" style:font-weight-asian="bold" style:font-name-complex="DejaVu Sans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name-asian="Calibri" style:font-size-asian="13pt" style:font-weight-asian="bold" style:font-name-complex="DejaVu Sans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weight="bold" style:font-name-asian="Calibri" style:font-weight-asian="bold" style:font-name-complex="DejaVu Sans" style:font-weight-complex="bold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fo:font-size="14pt" style:font-size-asian="14pt" style:font-size-complex="14pt"/>
    </style:style>
    <style:style style:name="ListLabel_20_5" style:display-name="ListLabel 5" style:family="text">
      <style:text-properties fo:font-size="14pt" style:font-size-asian="14pt" style:font-size-complex="14pt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ListLabel_20_13" style:display-name="ListLabel 13" style:family="text">
      <style:text-properties style:font-name-complex="Courier New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Courier New"/>
    </style:style>
    <style:style style:name="ListLabel_20_16" style:display-name="ListLabel 16" style:family="text">
      <style:text-properties style:font-name-complex="Courier New"/>
    </style:style>
    <style:style style:name="ListLabel_20_17" style:display-name="ListLabel 17" style:family="text">
      <style:text-properties style:font-name-complex="Courier New"/>
    </style:style>
    <style:style style:name="Numbering_20_Symbols" style:display-name="Numbering Symbols" style:family="text"/>
    <style:style style:name="WW_5f_CharLFO20LVL2" style:display-name="WW_CharLFO20LVL2" style:family="text">
      <style:text-properties fo:font-size="14pt" style:font-size-asian="14pt" style:font-size-complex="14pt"/>
    </style:style>
    <style:style style:name="WW_5f_CharLFO23LVL2" style:display-name="WW_CharLFO23LVL2" style:family="text">
      <style:text-properties fo:font-size="14pt" style:font-size-asian="14pt" style:font-size-complex="14pt"/>
    </style:style>
    <style:style style:name="WW_5f_CharLFO24LVL2" style:display-name="WW_CharLFO24LVL2" style:family="text">
      <style:text-properties fo:font-size="14pt" style:font-size-asian="14pt" style:font-size-complex="14pt"/>
    </style:style>
    <style:style style:name="WW_5f_CharLFO25LVL2" style:display-name="WW_CharLFO25LVL2" style:family="text">
      <style:text-properties fo:font-size="14pt" style:font-size-asian="14pt" style:font-size-complex="14pt"/>
    </style:style>
    <style:style style:name="WW_5f_CharLFO26LVL2" style:display-name="WW_CharLFO26LVL2" style:family="text">
      <style:text-properties fo:font-size="14pt" style:font-size-asian="14pt" style:font-size-complex="14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0LVL2" style:display-name="WW_CharLFO30LVL2" style:family="text">
      <style:text-properties style:font-name="Courier New" style:font-name-complex="Courier New"/>
    </style:style>
    <style:style style:name="WW_5f_CharLFO30LVL3" style:display-name="WW_CharLFO30LVL3" style:family="text">
      <style:text-properties style:font-name="Wingdings"/>
    </style:style>
    <style:style style:name="WW_5f_CharLFO30LVL4" style:display-name="WW_CharLFO30LVL4" style:family="text">
      <style:text-properties style:font-name="Symbol"/>
    </style:style>
    <style:style style:name="WW_5f_CharLFO30LVL5" style:display-name="WW_CharLFO30LVL5" style:family="text">
      <style:text-properties style:font-name="Courier New" style:font-name-complex="Courier New"/>
    </style:style>
    <style:style style:name="WW_5f_CharLFO30LVL6" style:display-name="WW_CharLFO30LVL6" style:family="text">
      <style:text-properties style:font-name="Wingdings"/>
    </style:style>
    <style:style style:name="WW_5f_CharLFO30LVL7" style:display-name="WW_CharLFO30LVL7" style:family="text">
      <style:text-properties style:font-name="Symbol"/>
    </style:style>
    <style:style style:name="WW_5f_CharLFO30LVL8" style:display-name="WW_CharLFO30LVL8" style:family="text">
      <style:text-properties style:font-name="Courier New" style:font-name-complex="Courier New"/>
    </style:style>
    <style:style style:name="WW_5f_CharLFO30LVL9" style:display-name="WW_CharLFO30LVL9" style:family="text">
      <style:text-properties style:font-name="Wingdings"/>
    </style:style>
    <style:style style:name="WW_5f_CharLFO31LVL1" style:display-name="WW_CharLFO31LVL1" style:family="text">
      <style:text-properties style:font-name="Symbol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/>
      </text:list-level-style-number>
      <text:list-level-style-number text:level="2" text:style-name="WW_5f_CharLFO20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/>
      </text:list-level-style-number>
      <text:list-level-style-number text:level="2" text:style-name="WW_5f_CharLFO23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/>
      </text:list-level-style-number>
      <text:list-level-style-number text:level="2" text:style-name="WW_5f_CharLFO24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/>
      </text:list-level-style-number>
      <text:list-level-style-number text:level="2" text:style-name="WW_5f_CharLFO2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/>
      </text:list-level-style-number>
      <text:list-level-style-number text:level="2" text:style-name="WW_5f_CharLFO26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o">
        <style:list-level-properties/>
        <style:text-properties style:font-name="Courier New"/>
      </text:list-level-style-bullet>
      <text:list-level-style-bullet text:level="3" text:style-name="WW_5f_CharLFO31LVL3" text:bullet-char="">
        <style:list-level-properties/>
        <style:text-properties style:font-name="Wingdings"/>
      </text:list-level-style-bullet>
      <text:list-level-style-bullet text:level="4" text:style-name="WW_5f_CharLFO31LVL4" text:bullet-char="">
        <style:list-level-properties/>
        <style:text-properties style:font-name="Symbol"/>
      </text:list-level-style-bullet>
      <text:list-level-style-bullet text:level="5" text:style-name="WW_5f_CharLFO31LVL5" text:bullet-char="o">
        <style:list-level-properties/>
        <style:text-properties style:font-name="Courier New"/>
      </text:list-level-style-bullet>
      <text:list-level-style-bullet text:level="6" text:style-name="WW_5f_CharLFO31LVL6" text:bullet-char="">
        <style:list-level-properties/>
        <style:text-properties style:font-name="Wingdings"/>
      </text:list-level-style-bullet>
      <text:list-level-style-bullet text:level="7" text:style-name="WW_5f_CharLFO31LVL7" text:bullet-char="">
        <style:list-level-properties/>
        <style:text-properties style:font-name="Symbol"/>
      </text:list-level-style-bullet>
      <text:list-level-style-bullet text:level="8" text:style-name="WW_5f_CharLFO31LVL8" text:bullet-char="o">
        <style:list-level-properties/>
        <style:text-properties style:font-name="Courier New"/>
      </text:list-level-style-bullet>
      <text:list-level-style-bullet text:level="9" text:style-name="WW_5f_CharLFO3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2cm" fo:margin-bottom="1.752cm" fo:margin-left="0.926cm" fo:margin-right="0.998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initial-creator>Матвей Уфимцев</meta:initial-creator>
    <meta:creation-date>2021-02-14T06:58:00Z</meta:creation-date>
    <dc:date>2021-02-26T02:57:34.80</dc:date>
    <meta:editing-cycles>11</meta:editing-cycles>
    <meta:editing-duration>PT18M45S</meta:editing-duration>
    <meta:document-statistic meta:table-count="6" meta:image-count="0" meta:object-count="0" meta:page-count="19" meta:paragraph-count="557" meta:word-count="3282" meta:character-count="219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